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03cm" table:align="margins" style:writing-mode="lr-tb"/>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2" style:family="table">
      <style:table-properties style:width="17.403cm" table:align="margins" style:may-break-between-rows="true" style:writing-mode="lr-tb"/>
    </style:style>
    <style:style style:name="Table2.A" style:family="table-column">
      <style:table-column-properties style:column-width="8.705cm" style:rel-column-width="32780*"/>
    </style:style>
    <style:style style:name="Table2.B" style:family="table-column">
      <style:table-column-properties style:column-width="8.698cm" style:rel-column-width="32755*"/>
    </style:style>
    <style:style style:name="P1" style:family="paragraph" style:parent-style-name="Frame_20_contents">
      <style:paragraph-properties fo:margin-left="0.035cm" fo:margin-right="-0.042cm" fo:line-height="0.318cm" fo:text-align="end" style:justify-single-word="false" fo:text-indent="0cm" style:auto-text-indent="false"/>
      <style:text-properties fo:font-size="2pt" officeooo:rsid="001bd051" officeooo:paragraph-rsid="001bd051" style:font-size-asian="1.75pt" style:font-size-complex="2pt"/>
    </style:style>
    <style:style style:name="P2" style:family="paragraph" style:parent-style-name="Standard">
      <style:paragraph-properties fo:line-height="0.353cm"/>
    </style:style>
    <style:style style:name="P3" style:family="paragraph" style:parent-style-name="Standard">
      <style:paragraph-properties fo:line-height="0.353cm"/>
      <style:text-properties officeooo:paragraph-rsid="002dcefe"/>
    </style:style>
    <style:style style:name="P4" style:family="paragraph" style:parent-style-name="Standard">
      <style:paragraph-properties fo:line-height="0.176cm"/>
      <style:text-properties fo:font-size="5.5pt" style:font-size-asian="5.5pt" style:font-size-complex="5.5pt"/>
    </style:style>
    <style:style style:name="P5" style:family="paragraph" style:parent-style-name="Standard">
      <style:paragraph-properties fo:margin-left="5.477cm" fo:margin-right="5.567cm" fo:margin-top="0.012cm" fo:margin-bottom="0cm" style:contextual-spacing="false" fo:line-height="0.388cm" fo:text-align="center" style:justify-single-word="false" fo:text-indent="0cm" style:auto-text-indent="false"/>
    </style:style>
    <style:style style:name="P6" style:family="paragraph" style:parent-style-name="Standard">
      <style:paragraph-properties fo:margin-top="0.018cm" fo:margin-bottom="0cm" style:contextual-spacing="false" fo:line-height="0.459cm"/>
      <style:text-properties fo:font-size="13pt" style:font-size-asian="13pt" style:font-size-complex="13pt"/>
    </style:style>
    <style:style style:name="P7" style:family="paragraph" style:parent-style-name="Standard">
      <style:paragraph-properties fo:margin-left="0.205cm" fo:margin-right="0.125cm" fo:margin-top="0.056cm" fo:margin-bottom="0cm" style:contextual-spacing="false" fo:line-height="114%" fo:text-align="justify" style:justify-single-word="false" fo:text-indent="0cm" style:auto-text-indent="false"/>
    </style:style>
    <style:style style:name="P8" style:family="paragraph" style:parent-style-name="Standard">
      <style:paragraph-properties fo:margin-top="0.002cm" fo:margin-bottom="0cm" style:contextual-spacing="false" fo:line-height="0.247cm"/>
      <style:text-properties fo:font-size="7pt" style:font-size-asian="7pt" style:font-size-complex="7pt"/>
    </style:style>
    <style:style style:name="P9" style:family="paragraph" style:parent-style-name="Standard">
      <style:paragraph-properties fo:margin-left="0.205cm" fo:margin-right="0cm" fo:text-indent="0cm" style:auto-text-indent="false"/>
    </style:style>
    <style:style style:name="P10" style:family="paragraph" style:parent-style-name="Standard">
      <style:paragraph-properties fo:margin-left="0.205cm" fo:margin-right="0cm" fo:text-indent="0cm" style:auto-text-indent="false">
        <style:tab-stops>
          <style:tab-stop style:position="17.18cm"/>
        </style:tab-stops>
      </style:paragraph-properties>
    </style:style>
    <style:style style:name="P11" style:family="paragraph" style:parent-style-name="Standard">
      <style:paragraph-properties fo:margin-left="0.205cm" fo:margin-right="0cm" fo:text-indent="0cm" style:auto-text-indent="false"/>
      <style:text-properties style:font-name="Arial1" fo:font-size="11pt" fo:font-weight="bold" style:font-name-asian="Arial2" style:font-size-asian="11pt" style:font-weight-asian="bold" style:font-name-complex="Arial2" style:font-size-complex="11pt"/>
    </style:style>
    <style:style style:name="P12" style:family="paragraph" style:parent-style-name="Standard">
      <style:paragraph-properties fo:margin-left="0.205cm" fo:margin-right="0cm" fo:text-indent="0cm" style:auto-text-indent="false"/>
      <style:text-properties style:font-name="Arial1" fo:font-size="11pt" officeooo:paragraph-rsid="0018a186" style:font-name-asian="Arial2" style:font-size-asian="11pt" style:font-name-complex="Arial2" style:font-size-complex="11pt"/>
    </style:style>
    <style:style style:name="P13" style:family="paragraph" style:parent-style-name="Standard">
      <style:paragraph-properties fo:margin-left="0.205cm" fo:margin-right="0cm" fo:text-indent="0cm" style:auto-text-indent="false"/>
      <style:text-properties style:font-name="Arial1" fo:font-size="11pt" fo:letter-spacing="0.002cm" fo:font-weight="bold" style:font-name-asian="Arial2" style:font-size-asian="11pt" style:font-weight-asian="bold" style:font-name-complex="Arial2" style:font-size-complex="11pt"/>
    </style:style>
    <style:style style:name="P14" style:family="paragraph" style:parent-style-name="Standard">
      <style:paragraph-properties fo:margin-left="0.205cm" fo:margin-right="0cm" fo:text-indent="0cm" style:auto-text-indent="false"/>
      <style:text-properties fo:font-size="11pt" officeooo:paragraph-rsid="0019eaf6" style:font-size-asian="11pt" style:font-size-complex="11pt"/>
    </style:style>
    <style:style style:name="P15" style:family="paragraph" style:parent-style-name="Standard">
      <style:paragraph-properties fo:margin-left="0.205cm" fo:margin-right="0cm" fo:margin-top="0.065cm" fo:margin-bottom="0cm" style:contextual-spacing="false" fo:text-indent="0cm" style:auto-text-indent="false"/>
    </style:style>
    <style:style style:name="P16" style:family="paragraph" style:parent-style-name="Standard">
      <style:paragraph-properties fo:margin-left="0.205cm" fo:margin-right="0cm" fo:margin-top="0.067cm" fo:margin-bottom="0cm" style:contextual-spacing="false" fo:text-indent="0cm" style:auto-text-indent="false">
        <style:tab-stops>
          <style:tab-stop style:position="17.18cm"/>
        </style:tab-stops>
      </style:paragraph-properties>
    </style:style>
    <style:style style:name="P17" style:family="paragraph" style:parent-style-name="Standard">
      <style:paragraph-properties fo:margin-left="0.205cm" fo:margin-right="0cm" fo:margin-top="0.067cm" fo:margin-bottom="0cm" style:contextual-spacing="false" fo:text-indent="0cm" style:auto-text-indent="false">
        <style:tab-stops>
          <style:tab-stop style:position="17.18cm"/>
        </style:tab-stops>
      </style:paragraph-properties>
      <style:text-properties officeooo:paragraph-rsid="002dcefe"/>
    </style:style>
    <style:style style:name="P18" style:family="paragraph" style:parent-style-name="Standard" style:master-page-name="">
      <style:paragraph-properties fo:margin-left="0.205cm" fo:margin-right="0cm" fo:margin-top="0.067cm" fo:margin-bottom="0cm" style:contextual-spacing="false" fo:text-indent="0cm" style:auto-text-indent="false" style:page-number="auto">
        <style:tab-stops>
          <style:tab-stop style:position="17.18cm"/>
        </style:tab-stops>
      </style:paragraph-properties>
      <style:text-properties officeooo:paragraph-rsid="002dcefe"/>
    </style:style>
    <style:style style:name="P19" style:family="paragraph" style:parent-style-name="Standard">
      <style:paragraph-properties fo:margin-left="0.205cm" fo:margin-right="0cm" fo:margin-top="0.06cm" fo:margin-bottom="0cm" style:contextual-spacing="false" fo:line-height="114%" fo:text-indent="0cm" style:auto-text-indent="false"/>
      <style:text-properties fo:font-size="11pt" officeooo:paragraph-rsid="0019eaf6" style:font-size-asian="11pt" style:font-size-complex="11pt"/>
    </style:style>
    <style:style style:name="P20" style:family="paragraph" style:parent-style-name="Standard">
      <style:paragraph-properties fo:margin-left="0.205cm" fo:margin-right="0cm" fo:margin-top="0.06cm" fo:margin-bottom="0cm" style:contextual-spacing="false" fo:text-indent="0cm" style:auto-text-indent="false"/>
      <style:text-properties fo:font-size="11pt" officeooo:paragraph-rsid="0019eaf6" style:font-size-asian="11pt" style:font-size-complex="11pt"/>
    </style:style>
    <style:style style:name="P21" style:family="paragraph" style:parent-style-name="Standard">
      <style:paragraph-properties fo:margin-left="0.205cm" fo:margin-right="0cm" fo:margin-top="0.002cm" fo:margin-bottom="0cm" style:contextual-spacing="false" fo:text-indent="0cm" style:auto-text-indent="false"/>
      <style:text-properties fo:font-size="11pt" officeooo:paragraph-rsid="0019eaf6" style:font-size-asian="11pt" style:font-size-complex="11pt"/>
    </style:style>
    <style:style style:name="P22" style:family="paragraph" style:parent-style-name="Standard">
      <style:paragraph-properties fo:margin-top="0.012cm" fo:margin-bottom="0cm" style:contextual-spacing="false" fo:line-height="0.212cm"/>
      <style:text-properties fo:font-size="6pt" style:font-size-asian="6pt" style:font-size-complex="6pt"/>
    </style:style>
    <style:style style:name="P23" style:family="paragraph" style:parent-style-name="Standard">
      <style:paragraph-properties fo:margin-left="0.205cm" fo:margin-right="9.035cm" fo:line-height="114%" fo:text-indent="0cm" style:auto-text-indent="false"/>
      <style:text-properties style:font-name="Arial1" fo:font-size="11pt" style:font-name-asian="Arial2" style:font-size-asian="11pt" style:font-name-complex="Arial2" style:font-size-complex="11pt"/>
    </style:style>
    <style:style style:name="P24" style:family="paragraph" style:parent-style-name="Standard">
      <style:paragraph-properties fo:margin-top="0.005cm" fo:margin-bottom="0cm" style:contextual-spacing="false" fo:line-height="0.282cm"/>
      <style:text-properties fo:font-size="8.5pt" style:font-size-asian="8.5pt" style:font-size-complex="8.5pt"/>
    </style:style>
    <style:style style:name="P25" style:family="paragraph" style:parent-style-name="Standard">
      <style:paragraph-properties fo:margin-left="0.205cm" fo:margin-right="7.613cm" fo:margin-top="0.065cm" fo:margin-bottom="0cm" style:contextual-spacing="false" fo:line-height="114%" fo:text-indent="0cm" style:auto-text-indent="false"/>
    </style:style>
    <style:style style:name="P26" style:family="paragraph" style:parent-style-name="Standard">
      <style:paragraph-properties fo:margin-left="0.205cm" fo:margin-right="7.613cm" fo:margin-top="0.065cm" fo:margin-bottom="0cm" style:contextual-spacing="false" fo:line-height="114%" fo:text-indent="0cm" style:auto-text-indent="false"/>
      <style:text-properties style:font-name="Arial1" fo:font-size="11pt" style:font-name-asian="Arial2" style:font-size-asian="11pt" style:font-name-complex="Arial2" style:font-size-complex="11pt"/>
    </style:style>
    <style:style style:name="P27" style:family="paragraph" style:parent-style-name="Standard">
      <style:paragraph-properties fo:margin-top="0.016cm" fo:margin-bottom="0cm" style:contextual-spacing="false" fo:line-height="0.282cm"/>
      <style:text-properties style:font-name="Arial1" fo:font-size="11pt" fo:letter-spacing="-0.002cm" fo:font-weight="bold" style:font-name-asian="Arial2" style:font-size-asian="11pt" style:font-weight-asian="bold" style:font-name-complex="Arial2" style:font-size-complex="11pt"/>
    </style:style>
    <style:style style:name="P28" style:family="paragraph" style:parent-style-name="Standard">
      <style:paragraph-properties fo:margin-top="0.016cm" fo:margin-bottom="0cm" style:contextual-spacing="false" fo:line-height="0.282cm"/>
      <style:text-properties fo:font-size="8pt" style:font-size-asian="8pt" style:font-size-complex="8pt"/>
    </style:style>
    <style:style style:name="P29" style:family="paragraph" style:parent-style-name="Standard">
      <style:paragraph-properties fo:margin-top="0.016cm" fo:margin-bottom="0cm" style:contextual-spacing="false" fo:line-height="0.494cm"/>
      <style:text-properties fo:font-size="14pt" style:font-size-asian="14pt" style:font-size-complex="14pt"/>
    </style:style>
    <style:style style:name="P30" style:family="paragraph" style:parent-style-name="Standard">
      <style:paragraph-properties fo:margin-top="0.011cm" fo:margin-bottom="0cm" style:contextual-spacing="false" fo:line-height="0.176cm"/>
      <style:text-properties fo:font-size="5pt" style:font-size-asian="5pt" style:font-size-complex="5pt"/>
    </style:style>
    <style:style style:name="P31" style:family="paragraph" style:parent-style-name="Standard">
      <style:paragraph-properties fo:margin-top="0.011cm" fo:margin-bottom="0cm" style:contextual-spacing="false" fo:line-height="0.176cm"/>
      <style:text-properties fo:font-size="5pt" officeooo:paragraph-rsid="002dcefe" style:font-size-asian="5pt" style:font-size-complex="5pt"/>
    </style:style>
    <style:style style:name="P32" style:family="paragraph" style:parent-style-name="Standard">
      <style:paragraph-properties fo:margin-left="0.205cm" fo:margin-right="8.179cm" fo:line-height="114%" fo:text-indent="0cm" style:auto-text-indent="false"/>
      <style:text-properties fo:font-size="11pt" style:font-size-asian="11pt" style:font-size-complex="11pt"/>
    </style:style>
    <style:style style:name="P33" style:family="paragraph" style:parent-style-name="Standard">
      <style:paragraph-properties fo:margin-left="4.5cm" fo:margin-right="3.9cm" fo:margin-top="0.06cm" fo:margin-bottom="0cm" style:contextual-spacing="false" fo:line-height="115%" fo:text-align="center" style:justify-single-word="false" fo:orphans="2" fo:widows="2" fo:text-indent="0.101cm" style:auto-text-indent="false" style:writing-mode="lr-tb"/>
      <style:text-properties officeooo:paragraph-rsid="00173c0d"/>
    </style:style>
    <style:style style:name="P34"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style>
    <style:style style:name="P35"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officeooo:rsid="0018a186" officeooo:paragraph-rsid="0018a186"/>
    </style:style>
    <style:style style:name="P36"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officeooo:rsid="0018a186" officeooo:paragraph-rsid="0027db8d"/>
    </style:style>
    <style:style style:name="P37"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style:font-name="Arial1" fo:font-size="11pt" fo:letter-spacing="-0.002cm" fo:font-weight="bold" officeooo:rsid="0018a186" officeooo:paragraph-rsid="0018a186" style:font-name-asian="Arial2" style:font-size-asian="11pt" style:font-weight-asian="bold" style:font-name-complex="Arial2" style:font-size-complex="11pt" style:font-weight-complex="normal"/>
    </style:style>
    <style:style style:name="P38"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style:font-name="Arial1" fo:font-size="11pt" fo:font-weight="bold" officeooo:rsid="0018a186" officeooo:paragraph-rsid="0018a186" style:font-name-asian="Arial2" style:font-size-asian="11pt" style:font-weight-asian="bold" style:font-name-complex="Arial2" style:font-size-complex="11pt"/>
    </style:style>
    <style:style style:name="P39"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style:font-name="Arial1" fo:font-size="11pt" fo:font-weight="bold" officeooo:rsid="0018a186" officeooo:paragraph-rsid="0027db8d" style:font-name-asian="Arial2" style:font-size-asian="11pt" style:font-weight-asian="bold" style:font-name-complex="Arial2" style:font-size-complex="11pt"/>
    </style:style>
    <style:style style:name="P40" style:family="paragraph" style:parent-style-name="Standard">
      <loext:graphic-properties draw:fill="none"/>
      <style:paragraph-properties fo:margin-left="0.199cm" fo:margin-right="5.001cm" fo:line-height="114%" fo:text-align="start" style:justify-single-word="false" fo:orphans="2" fo:widows="2" fo:text-indent="0cm" style:auto-text-indent="false" fo:background-color="transparent" style:writing-mode="lr-tb"/>
      <style:text-properties officeooo:paragraph-rsid="001c18e7"/>
    </style:style>
    <style:style style:name="P41" style:family="paragraph" style:parent-style-name="Standard" style:master-page-name="">
      <loext:graphic-properties draw:fill="none"/>
      <style:paragraph-properties fo:margin-left="0.199cm" fo:margin-right="8.301cm" fo:line-height="114%" fo:text-align="start" style:justify-single-word="false" fo:orphans="2" fo:widows="2" fo:text-indent="0cm" style:auto-text-indent="false" style:page-number="auto" fo:background-color="transparent" style:writing-mode="lr-tb"/>
      <style:text-properties officeooo:paragraph-rsid="001c18e7"/>
    </style:style>
    <style:style style:name="P42" style:family="paragraph" style:parent-style-name="Standard">
      <loext:graphic-properties draw:fill="none"/>
      <style:paragraph-properties fo:margin-left="0.199cm" fo:margin-right="8.301cm" fo:line-height="114%" fo:text-align="start" style:justify-single-word="false" fo:orphans="2" fo:widows="2" fo:text-indent="0cm" style:auto-text-indent="false" fo:background-color="transparent" style:writing-mode="lr-tb"/>
      <style:text-properties officeooo:paragraph-rsid="001c18e7"/>
    </style:style>
    <style:style style:name="P43" style:family="paragraph" style:parent-style-name="Standard" style:master-page-name="">
      <loext:graphic-properties draw:fill="none"/>
      <style:paragraph-properties fo:margin-left="0.199cm" fo:margin-right="0cm" fo:line-height="114%" fo:text-align="start" style:justify-single-word="false" fo:orphans="2" fo:widows="2" fo:text-indent="0cm" style:auto-text-indent="false" style:page-number="auto" fo:background-color="transparent" style:writing-mode="lr-tb"/>
      <style:text-properties fo:font-size="11pt" officeooo:paragraph-rsid="0019eaf6" style:font-size-asian="11pt" style:font-size-complex="11pt"/>
    </style:style>
    <style:style style:name="P44" style:family="paragraph" style:parent-style-name="Standard" style:master-page-name="">
      <loext:graphic-properties draw:fill="none"/>
      <style:paragraph-properties fo:margin-left="0.199cm" fo:margin-right="0cm" fo:line-height="114%" fo:text-align="start" style:justify-single-word="false" fo:orphans="2" fo:widows="2" fo:text-indent="0cm" style:auto-text-indent="false" style:page-number="auto" fo:background-color="transparent" style:writing-mode="lr-tb">
        <style:tab-stops>
          <style:tab-stop style:position="17.18cm"/>
        </style:tab-stops>
      </style:paragraph-properties>
      <style:text-properties fo:color="#000000" loext:opacity="100%" style:font-name="Arial1" fo:font-size="11pt" fo:letter-spacing="0.002cm" fo:font-style="normal" fo:font-weight="normal" officeooo:rsid="002dcefe" officeooo:paragraph-rsid="002dcefe" fo:background-color="transparent" style:font-name-asian="Arial2" style:font-size-asian="11pt" style:font-style-asian="normal" style:font-weight-asian="normal" style:font-name-complex="Arial2" style:font-size-complex="11pt" style:font-style-complex="normal" style:font-weight-complex="normal"/>
    </style:style>
    <style:style style:name="P45" style:family="paragraph" style:parent-style-name="Standard" style:master-page-name="">
      <loext:graphic-properties draw:fill="none"/>
      <style:paragraph-properties fo:margin-left="0cm" fo:margin-right="0cm" fo:margin-top="0.079cm" fo:margin-bottom="0cm" style:contextual-spacing="false" fo:text-align="center" style:justify-single-word="false" fo:orphans="2" fo:widows="2" fo:text-indent="0cm" style:auto-text-indent="false" style:page-number="auto" fo:background-color="transparent" style:writing-mode="lr-tb"/>
    </style:style>
    <style:style style:name="P46" style:family="paragraph" style:parent-style-name="Standard">
      <style:paragraph-properties fo:margin-left="0.205cm" fo:margin-right="13.229cm" fo:line-height="114%" fo:text-indent="0cm" style:auto-text-indent="false"/>
      <style:text-properties style:font-name="Arial1" fo:font-size="11pt" fo:font-style="italic" officeooo:rsid="0027db8d" officeooo:paragraph-rsid="0027db8d" style:font-name-asian="Arial2" style:font-size-asian="11pt" style:font-style-asian="italic" style:font-name-complex="Arial2" style:font-size-complex="11pt"/>
    </style:style>
    <style:style style:name="P47" style:family="paragraph" style:parent-style-name="Standard" style:master-page-name="Standard">
      <style:paragraph-properties fo:margin-left="4.763cm" fo:margin-right="4.748cm" fo:margin-top="0.106cm" fo:margin-bottom="0cm" style:contextual-spacing="false" fo:text-align="center" style:justify-single-word="false" fo:text-indent="0cm" style:auto-text-indent="false" style:page-number="auto"/>
    </style:style>
    <style:style style:name="P48" style:family="paragraph" style:parent-style-name="Standard">
      <style:paragraph-properties fo:margin-left="0.205cm" fo:margin-right="0cm" fo:line-height="114%" fo:text-indent="0cm" style:auto-text-indent="false">
        <style:tab-stops>
          <style:tab-stop style:position="17.18cm"/>
        </style:tab-stops>
      </style:paragraph-properties>
      <style:text-properties style:font-name="Arial1" fo:font-size="12pt" fo:letter-spacing="-0.116cm" fo:font-style="italic" fo:font-weight="bold" officeooo:rsid="002dcefe" officeooo:paragraph-rsid="002dcefe" fo:background-color="#c0c0c0" style:font-name-asian="Arial2" style:font-size-asian="12pt" style:font-style-asian="italic" style:font-weight-asian="bold" style:font-name-complex="Arial2" style:font-size-complex="12pt"/>
    </style:style>
    <style:style style:name="P49" style:family="paragraph" style:parent-style-name="Standard" style:master-page-name="">
      <loext:graphic-properties draw:fill="none"/>
      <style:paragraph-properties fo:margin-left="0.199cm" fo:margin-right="0cm" fo:line-height="114%" fo:text-align="start" style:justify-single-word="false" fo:orphans="2" fo:widows="2" fo:text-indent="0cm" style:auto-text-indent="false" style:page-number="auto" fo:background-color="transparent" style:writing-mode="lr-tb"/>
      <style:text-properties style:font-name="Arial1" fo:font-size="11pt" fo:letter-spacing="0.002cm" officeooo:rsid="002dcefe" officeooo:paragraph-rsid="002dcefe" style:font-name-asian="Arial2" style:font-size-asian="11pt" style:font-name-complex="Arial2" style:font-size-complex="11pt"/>
    </style:style>
    <style:style style:name="P50" style:family="paragraph" style:parent-style-name="Standard">
      <loext:graphic-properties draw:fill="none"/>
      <style:paragraph-properties fo:margin-left="0.199cm" fo:margin-right="0cm" fo:line-height="114%" fo:text-align="start" style:justify-single-word="false" fo:orphans="2" fo:widows="2" fo:text-indent="0cm" style:auto-text-indent="false" fo:background-color="transparent" style:writing-mode="lr-tb"/>
      <style:text-properties style:font-name="Arial1" fo:font-size="11pt" fo:letter-spacing="0.002cm" officeooo:rsid="002dcefe" officeooo:paragraph-rsid="002dcefe" style:font-name-asian="Arial2" style:font-size-asian="11pt" style:font-name-complex="Arial2" style:font-size-complex="11pt"/>
    </style:style>
    <style:style style:name="P51" style:family="paragraph" style:parent-style-name="Standard">
      <style:paragraph-properties fo:margin-left="0.205cm" fo:margin-right="8.179cm" fo:line-height="114%" fo:text-indent="0cm" style:auto-text-indent="false">
        <style:tab-stops>
          <style:tab-stop style:position="17.18cm"/>
        </style:tab-stops>
      </style:paragraph-properties>
      <style:text-properties fo:color="#666666" loext:opacity="100%" style:font-name="Arial1" fo:font-size="12pt" fo:font-style="italic" fo:font-weight="bold" officeooo:rsid="0027db8d" officeooo:paragraph-rsid="002dcefe" fo:background-color="#c0c0c0" style:font-name-asian="Arial2" style:font-size-asian="12pt" style:font-style-asian="italic" style:font-weight-asian="bold" style:font-name-complex="Arial2" style:font-size-complex="12pt"/>
    </style:style>
    <style:style style:name="T1" style:family="text">
      <style:text-properties fo:color="#666666" loext:opacity="100%" style:font-name="Arial1" fo:font-size="8pt" fo:letter-spacing="-0.004cm" style:font-name-asian="Arial2" style:font-size-asian="8pt" style:font-name-complex="Arial2" style:font-size-complex="8pt"/>
    </style:style>
    <style:style style:name="T2" style:family="text">
      <style:text-properties fo:color="#666666" loext:opacity="100%" style:font-name="Arial1" fo:font-size="8pt" fo:letter-spacing="0.002cm" style:font-name-asian="Arial2" style:font-size-asian="8pt" style:font-name-complex="Arial2" style:font-size-complex="8pt"/>
    </style:style>
    <style:style style:name="T3" style:family="text">
      <style:text-properties fo:color="#666666" loext:opacity="100%" style:font-name="Arial1" fo:font-size="8pt" fo:letter-spacing="0.002cm" officeooo:rsid="002dcefe" style:font-name-asian="Arial2" style:font-size-asian="8pt" style:font-name-complex="Arial2" style:font-size-complex="8pt"/>
    </style:style>
    <style:style style:name="T4" style:family="text">
      <style:text-properties fo:color="#666666" loext:opacity="100%" style:font-name="Arial1" fo:font-size="8pt" fo:letter-spacing="0.002cm" officeooo:rsid="0027db8d" style:font-name-asian="Arial2" style:font-size-asian="8pt" style:font-name-complex="Arial2" style:font-size-complex="8pt"/>
    </style:style>
    <style:style style:name="T5" style:family="text">
      <style:text-properties fo:color="#666666" loext:opacity="100%" style:font-name="Arial1" fo:font-size="8pt" fo:letter-spacing="-0.002cm" style:font-name-asian="Arial2" style:font-size-asian="8pt" style:font-name-complex="Arial2" style:font-size-complex="8pt"/>
    </style:style>
    <style:style style:name="T6" style:family="text">
      <style:text-properties fo:color="#666666" loext:opacity="100%" style:font-name="Arial1" fo:font-size="8pt" style:font-name-asian="Arial2" style:font-size-asian="8pt" style:font-name-complex="Arial2" style:font-size-complex="8pt"/>
    </style:style>
    <style:style style:name="T7" style:family="text">
      <style:text-properties fo:color="#666666" loext:opacity="100%" style:font-name="Arial1" fo:font-size="8pt" fo:letter-spacing="-0.005cm" style:font-name-asian="Arial2" style:font-size-asian="8pt" style:font-name-complex="Arial2" style:font-size-complex="8pt"/>
    </style:style>
    <style:style style:name="T8" style:family="text">
      <style:text-properties fo:color="#666666" loext:opacity="100%" style:font-name="Arial1" fo:font-size="8pt" fo:letter-spacing="0.004cm" style:font-name-asian="Arial2" style:font-size-asian="8pt" style:font-name-complex="Arial2" style:font-size-complex="8pt"/>
    </style:style>
    <style:style style:name="T9" style:family="text">
      <style:text-properties fo:color="#666666" loext:opacity="100%" style:font-name="Arial1" fo:font-size="11pt" fo:font-weight="bold" fo:background-color="#c0c0c0" loext:char-shading-value="0" style:font-name-asian="Arial2" style:font-size-asian="11pt" style:font-weight-asian="bold" style:font-name-complex="Arial2" style:font-size-complex="11pt"/>
    </style:style>
    <style:style style:name="T10" style:family="text">
      <style:text-properties fo:color="#666666" loext:opacity="100%" style:font-name="Arial1" fo:font-size="12pt" fo:font-weight="bold" fo:background-color="#c0c0c0" loext:char-shading-value="0" style:font-name-asian="Arial2" style:font-size-asian="12pt" style:font-weight-asian="bold" style:font-name-complex="Arial2" style:font-size-complex="12pt"/>
    </style:style>
    <style:style style:name="T11" style:family="text">
      <style:text-properties style:font-name="Arial1" fo:font-size="13pt" fo:letter-spacing="-0.002cm" fo:font-weight="bold" style:font-name-asian="Arial2" style:font-size-asian="13pt" style:font-weight-asian="bold" style:font-name-complex="Arial2" style:font-size-complex="13pt"/>
    </style:style>
    <style:style style:name="T12" style:family="text">
      <style:text-properties style:font-name="Arial1" fo:font-size="13pt" fo:letter-spacing="0.002cm" fo:font-weight="bold" style:font-name-asian="Arial2" style:font-size-asian="13pt" style:font-weight-asian="bold" style:font-name-complex="Arial2" style:font-size-complex="13pt"/>
    </style:style>
    <style:style style:name="T13" style:family="text">
      <style:text-properties style:font-name="Arial1" fo:font-size="13pt" fo:font-weight="bold" style:font-name-asian="Arial2" style:font-size-asian="13pt" style:font-weight-asian="bold" style:font-name-complex="Arial2" style:font-size-complex="13pt"/>
    </style:style>
    <style:style style:name="T14" style:family="text">
      <style:text-properties style:font-name="Arial1" style:font-name-asian="Arial2" style:font-name-complex="Arial2"/>
    </style:style>
    <style:style style:name="T15" style:family="text">
      <style:text-properties style:font-name="Arial1" officeooo:rsid="001e0415" style:font-name-asian="Arial2" style:font-name-complex="Arial2"/>
    </style:style>
    <style:style style:name="T16" style:family="text">
      <style:text-properties style:font-name="Arial1" officeooo:rsid="0029a7af" style:font-name-asian="Arial2" style:font-name-complex="Arial2"/>
    </style:style>
    <style:style style:name="T17" style:family="text">
      <style:text-properties style:font-name="Arial1" fo:letter-spacing="-0.005cm" style:font-name-asian="Arial2" style:font-name-complex="Arial2"/>
    </style:style>
    <style:style style:name="T18" style:family="text">
      <style:text-properties style:font-name="Arial1" fo:letter-spacing="-0.005cm" fo:font-weight="bold" style:font-name-asian="Arial2" style:font-weight-asian="bold" style:font-name-complex="Arial2"/>
    </style:style>
    <style:style style:name="T19" style:family="text">
      <style:text-properties style:font-name="Arial1" fo:letter-spacing="0.002cm" style:font-name-asian="Arial2" style:font-name-complex="Arial2"/>
    </style:style>
    <style:style style:name="T20" style:family="text">
      <style:text-properties style:font-name="Arial1" fo:letter-spacing="0.002cm" fo:font-weight="bold" style:font-name-asian="Arial2" style:font-weight-asian="bold" style:font-name-complex="Arial2"/>
    </style:style>
    <style:style style:name="T21" style:family="text">
      <style:text-properties style:font-name="Arial1" fo:letter-spacing="0.002cm" fo:font-style="italic" style:font-name-asian="Arial2" style:font-style-asian="italic" style:font-name-complex="Arial2"/>
    </style:style>
    <style:style style:name="T22" style:family="text">
      <style:text-properties style:font-name="Arial1" fo:letter-spacing="-0.002cm" style:font-name-asian="Arial2" style:font-name-complex="Arial2"/>
    </style:style>
    <style:style style:name="T23" style:family="text">
      <style:text-properties style:font-name="Arial1" fo:letter-spacing="-0.002cm" fo:font-weight="bold" style:font-name-asian="Arial2" style:font-weight-asian="bold" style:font-name-complex="Arial2"/>
    </style:style>
    <style:style style:name="T24" style:family="text">
      <style:text-properties style:font-name="Arial1" fo:letter-spacing="-0.002cm" fo:font-style="italic" style:font-name-asian="Arial2" style:font-style-asian="italic" style:font-name-complex="Arial2"/>
    </style:style>
    <style:style style:name="T25" style:family="text">
      <style:text-properties style:font-name="Arial1" fo:letter-spacing="-0.004cm" style:font-name-asian="Arial2" style:font-name-complex="Arial2"/>
    </style:style>
    <style:style style:name="T26" style:family="text">
      <style:text-properties style:font-name="Arial1" fo:letter-spacing="-0.004cm" fo:font-weight="bold" style:font-name-asian="Arial2" style:font-weight-asian="bold" style:font-name-complex="Arial2"/>
    </style:style>
    <style:style style:name="T27" style:family="text">
      <style:text-properties style:font-name="Arial1" fo:font-size="11pt" fo:letter-spacing="-0.002cm" style:font-name-asian="Arial2" style:font-size-asian="11pt" style:font-name-complex="Arial2" style:font-size-complex="11pt"/>
    </style:style>
    <style:style style:name="T28" style:family="text">
      <style:text-properties style:font-name="Arial1" fo:font-size="11pt" fo:letter-spacing="-0.002cm" officeooo:rsid="0014c98a" style:font-name-asian="Arial2" style:font-size-asian="11pt" style:font-name-complex="Arial2" style:font-size-complex="11pt"/>
    </style:style>
    <style:style style:name="T29" style:family="text">
      <style:text-properties style:font-name="Arial1" fo:font-size="11pt" fo:letter-spacing="-0.002cm" officeooo:rsid="001c18e7" style:font-name-asian="Arial2" style:font-size-asian="11pt" style:font-name-complex="Arial2" style:font-size-complex="11pt"/>
    </style:style>
    <style:style style:name="T30" style:family="text">
      <style:text-properties style:font-name="Arial1" fo:font-size="11pt" fo:letter-spacing="-0.002cm" officeooo:rsid="0027db8d" style:font-name-asian="Arial2" style:font-size-asian="11pt" style:font-name-complex="Arial2" style:font-size-complex="11pt"/>
    </style:style>
    <style:style style:name="T31" style:family="text">
      <style:text-properties style:font-name="Arial1" fo:font-size="11pt" fo:letter-spacing="-0.002cm" officeooo:rsid="00300b4a" style:font-name-asian="Arial2" style:font-size-asian="11pt" style:font-name-complex="Arial2" style:font-size-complex="11pt"/>
    </style:style>
    <style:style style:name="T32" style:family="text">
      <style:text-properties style:font-name="Arial1" fo:font-size="11pt" fo:letter-spacing="-0.002cm" fo:font-weight="bold" fo:background-color="#c0c0c0" loext:char-shading-value="0" style:font-name-asian="Arial2" style:font-size-asian="11pt" style:font-weight-asian="bold" style:font-name-complex="Arial2" style:font-size-complex="11pt"/>
    </style:style>
    <style:style style:name="T33" style:family="text">
      <style:text-properties style:font-name="Arial1" fo:font-size="11pt" fo:letter-spacing="-0.002cm" fo:font-weight="bold" style:font-name-asian="Arial2" style:font-size-asian="11pt" style:font-weight-asian="bold" style:font-name-complex="Arial2" style:font-size-complex="11pt"/>
    </style:style>
    <style:style style:name="T34" style:family="text">
      <style:text-properties style:font-name="Arial1" fo:font-size="11pt" fo:letter-spacing="-0.002cm" fo:font-weight="normal" style:font-name-asian="Arial2" style:font-size-asian="11pt" style:font-weight-asian="normal" style:font-name-complex="Arial2" style:font-size-complex="11pt" style:font-weight-complex="normal"/>
    </style:style>
    <style:style style:name="T35" style:family="text">
      <style:text-properties style:font-name="Arial1" fo:font-size="11pt" fo:letter-spacing="-0.002cm" fo:font-weight="normal" officeooo:rsid="0027db8d" style:font-name-asian="Arial2" style:font-size-asian="11pt" style:font-weight-asian="normal" style:font-name-complex="Arial2" style:font-size-complex="11pt" style:font-weight-complex="normal"/>
    </style:style>
    <style:style style:name="T36" style:family="text">
      <style:text-properties style:font-name="Arial1" fo:font-size="11pt" style:font-name-asian="Arial2" style:font-size-asian="11pt" style:font-name-complex="Arial2" style:font-size-complex="11pt"/>
    </style:style>
    <style:style style:name="T37" style:family="text">
      <style:text-properties style:font-name="Arial1" fo:font-size="11pt" officeooo:rsid="002881cb" style:font-name-asian="Arial2" style:font-size-asian="11pt" style:font-name-complex="Arial2" style:font-size-complex="11pt"/>
    </style:style>
    <style:style style:name="T38" style:family="text">
      <style:text-properties style:font-name="Arial1" fo:font-size="11pt" officeooo:rsid="0027db8d" style:font-name-asian="Arial2" style:font-size-asian="11pt" style:font-name-complex="Times New Roman1" style:font-size-complex="11pt"/>
    </style:style>
    <style:style style:name="T39" style:family="text">
      <style:text-properties style:font-name="Arial1" fo:font-size="11pt" fo:font-weight="bold" fo:background-color="#c0c0c0" loext:char-shading-value="0" style:font-name-asian="Arial2" style:font-size-asian="11pt" style:font-weight-asian="bold" style:font-name-complex="Arial2" style:font-size-complex="11pt"/>
    </style:style>
    <style:style style:name="T40" style:family="text">
      <style:text-properties style:font-name="Arial1" fo:font-size="11pt" fo:font-weight="bold" style:font-name-asian="Arial2" style:font-size-asian="11pt" style:font-weight-asian="bold" style:font-name-complex="Arial2" style:font-size-complex="11pt"/>
    </style:style>
    <style:style style:name="T41" style:family="text">
      <style:text-properties style:font-name="Arial1" fo:font-size="11pt" fo:font-weight="bold" officeooo:rsid="0018a186" style:font-name-asian="Arial2" style:font-size-asian="11pt" style:font-weight-asian="bold" style:font-name-complex="Arial2" style:font-size-complex="11pt"/>
    </style:style>
    <style:style style:name="T42" style:family="text">
      <style:text-properties style:font-name="Arial1" fo:font-size="11pt" fo:letter-spacing="0.002cm" fo:font-weight="bold" fo:background-color="#c0c0c0" loext:char-shading-value="0" style:font-name-asian="Arial2" style:font-size-asian="11pt" style:font-weight-asian="bold" style:font-name-complex="Arial2" style:font-size-complex="11pt"/>
    </style:style>
    <style:style style:name="T43" style:family="text">
      <style:text-properties style:font-name="Arial1" fo:font-size="11pt" fo:letter-spacing="0.002cm" fo:font-weight="bold" style:font-name-asian="Arial2" style:font-size-asian="11pt" style:font-weight-asian="bold" style:font-name-complex="Arial2" style:font-size-complex="11pt"/>
    </style:style>
    <style:style style:name="T44" style:family="text">
      <style:text-properties style:font-name="Arial1" fo:font-size="11pt" fo:letter-spacing="0.002cm" style:font-name-asian="Arial2" style:font-size-asian="11pt" style:font-name-complex="Arial2" style:font-size-complex="11pt"/>
    </style:style>
    <style:style style:name="T45" style:family="text">
      <style:text-properties style:font-name="Arial1" fo:font-size="11pt" fo:letter-spacing="-0.005cm" fo:font-weight="bold" fo:background-color="#c0c0c0" loext:char-shading-value="0" style:font-name-asian="Arial2" style:font-size-asian="11pt" style:font-weight-asian="bold" style:font-name-complex="Arial2" style:font-size-complex="11pt"/>
    </style:style>
    <style:style style:name="T46" style:family="text">
      <style:text-properties style:font-name="Arial1" fo:font-size="11pt" fo:letter-spacing="-0.113cm" fo:font-weight="bold" fo:background-color="#c0c0c0" loext:char-shading-value="0" style:font-name-asian="Arial2" style:font-size-asian="11pt" style:font-weight-asian="bold" style:font-name-complex="Arial2" style:font-size-complex="11pt"/>
    </style:style>
    <style:style style:name="T47" style:family="text">
      <style:text-properties style:font-name="Arial1" fo:font-size="11pt" fo:letter-spacing="-0.009cm" fo:font-weight="bold" fo:background-color="#c0c0c0" loext:char-shading-value="0" style:font-name-asian="Arial2" style:font-size-asian="11pt" style:font-weight-asian="bold" style:font-name-complex="Arial2" style:font-size-complex="11pt"/>
    </style:style>
    <style:style style:name="T48" style:family="text">
      <style:text-properties style:font-name="Arial1" fo:font-size="11pt" fo:letter-spacing="-0.009cm" style:font-name-asian="Arial2" style:font-size-asian="11pt" style:font-name-complex="Arial2" style:font-size-complex="11pt"/>
    </style:style>
    <style:style style:name="T49" style:family="text">
      <style:text-properties style:font-name="Arial1" fo:font-size="11pt" fo:letter-spacing="0.005cm" fo:font-weight="bold" fo:background-color="#c0c0c0" loext:char-shading-value="0" style:font-name-asian="Arial2" style:font-size-asian="11pt" style:font-weight-asian="bold" style:font-name-complex="Arial2" style:font-size-complex="11pt"/>
    </style:style>
    <style:style style:name="T50" style:family="text">
      <style:text-properties style:font-name="Arial1" fo:font-size="11pt" fo:letter-spacing="-0.004cm" fo:font-weight="bold" fo:background-color="#c0c0c0" loext:char-shading-value="0" style:font-name-asian="Arial2" style:font-size-asian="11pt" style:font-weight-asian="bold" style:font-name-complex="Arial2" style:font-size-complex="11pt"/>
    </style:style>
    <style:style style:name="T51" style:family="text">
      <style:text-properties style:font-name="Arial1" fo:font-size="11pt" fo:letter-spacing="-0.102cm" fo:font-weight="bold" fo:background-color="#c0c0c0" loext:char-shading-value="0" style:font-name-asian="Arial2" style:font-size-asian="11pt" style:font-weight-asian="bold" style:font-name-complex="Arial2" style:font-size-complex="11pt"/>
    </style:style>
    <style:style style:name="T52" style:family="text">
      <style:text-properties style:font-name="Arial1" fo:font-size="11pt" fo:letter-spacing="0.004cm" style:font-name-asian="Arial2" style:font-size-asian="11pt" style:font-name-complex="Arial2" style:font-size-complex="11pt"/>
    </style:style>
    <style:style style:name="T53" style:family="text">
      <style:text-properties style:font-name="Arial1" fo:font-size="11pt" fo:letter-spacing="0.004cm" fo:font-weight="bold" style:font-name-asian="Arial2" style:font-size-asian="11pt" style:font-weight-asian="bold" style:font-name-complex="Arial2" style:font-size-complex="11pt"/>
    </style:style>
    <style:style style:name="T54" style:family="text">
      <style:text-properties style:font-name="Arial1" fo:font-size="11pt" fo:letter-spacing="-0.012cm" style:font-name-asian="Arial2" style:font-size-asian="11pt" style:font-name-complex="Arial2" style:font-size-complex="11pt"/>
    </style:style>
    <style:style style:name="T55" style:family="text">
      <style:text-properties style:font-name="Arial1" fo:font-size="11pt" fo:letter-spacing="-0.018cm" fo:font-weight="bold" style:font-name-asian="Arial2" style:font-size-asian="11pt" style:font-weight-asian="bold" style:font-name-complex="Arial2" style:font-size-complex="11pt"/>
    </style:style>
    <style:style style:name="T56" style:family="text">
      <style:text-properties style:font-name="Arial1" fo:font-size="11pt" fo:letter-spacing="-0.011cm" fo:font-weight="bold" style:font-name-asian="Arial2" style:font-size-asian="11pt" style:font-weight-asian="bold" style:font-name-complex="Arial2" style:font-size-complex="11pt"/>
    </style:style>
    <style:style style:name="T57" style:family="text">
      <style:text-properties style:font-name="Arial1" fo:font-size="11pt" fo:letter-spacing="-0.011cm" style:font-name-asian="Arial2" style:font-size-asian="11pt" style:font-name-complex="Arial2" style:font-size-complex="11pt"/>
    </style:style>
    <style:style style:name="T58" style:family="text">
      <style:text-properties style:font-name="Arial1" fo:font-size="11pt" fo:letter-spacing="0.108cm" style:font-name-asian="Arial2" style:font-size-asian="11pt" style:font-name-complex="Arial2" style:font-size-complex="11pt"/>
    </style:style>
    <style:style style:name="T59" style:family="text">
      <style:text-properties style:font-name="Arial1" fo:font-size="12pt" fo:font-weight="bold" fo:background-color="#c0c0c0" loext:char-shading-value="0" style:font-name-asian="Arial2" style:font-size-asian="12pt" style:font-weight-asian="bold" style:font-name-complex="Arial2" style:font-size-complex="12pt"/>
    </style:style>
    <style:style style:name="T60" style:family="text">
      <style:text-properties style:font-name="Arial1" fo:font-size="12pt" fo:letter-spacing="-0.002cm" fo:font-weight="bold" fo:background-color="#c0c0c0" loext:char-shading-value="0" style:font-name-asian="Arial2" style:font-size-asian="12pt" style:font-weight-asian="bold" style:font-name-complex="Arial2" style:font-size-complex="12pt"/>
    </style:style>
    <style:style style:name="T61" style:family="text">
      <style:text-properties style:font-name="Arial1" fo:font-size="12pt" fo:letter-spacing="0.005cm" fo:font-weight="bold" fo:background-color="#c0c0c0" loext:char-shading-value="0" style:font-name-asian="Arial2" style:font-size-asian="12pt" style:font-weight-asian="bold" style:font-name-complex="Arial2" style:font-size-complex="12pt"/>
    </style:style>
    <style:style style:name="T62" style:family="text">
      <style:text-properties style:font-name="Arial1" fo:font-size="12pt" fo:letter-spacing="-0.143cm" fo:font-weight="bold" fo:background-color="#c0c0c0" loext:char-shading-value="0" style:font-name-asian="Arial2" style:font-size-asian="12pt" style:font-weight-asian="bold" style:font-name-complex="Arial2" style:font-size-complex="12pt"/>
    </style:style>
    <style:style style:name="T63" style:family="text">
      <style:text-properties style:font-name="Arial1" fo:font-size="12pt" fo:letter-spacing="0.002cm" fo:font-weight="bold" fo:background-color="#c0c0c0" loext:char-shading-value="0" style:font-name-asian="Arial2" style:font-size-asian="12pt" style:font-weight-asian="bold" style:font-name-complex="Arial2" style:font-size-complex="12pt"/>
    </style:style>
    <style:style style:name="T64" style:family="text">
      <style:text-properties style:font-name="Arial1" fo:font-size="12pt" fo:letter-spacing="0.011cm" fo:font-weight="bold" fo:background-color="#c0c0c0" loext:char-shading-value="0" style:font-name-asian="Arial2" style:font-size-asian="12pt" style:font-weight-asian="bold" style:font-name-complex="Arial2" style:font-size-complex="12pt"/>
    </style:style>
    <style:style style:name="T65" style:family="text">
      <style:text-properties style:font-name="Arial1" fo:font-size="12pt" fo:letter-spacing="-0.012cm" fo:font-weight="bold" fo:background-color="#c0c0c0" loext:char-shading-value="0" style:font-name-asian="Arial2" style:font-size-asian="12pt" style:font-weight-asian="bold" style:font-name-complex="Arial2" style:font-size-complex="12pt"/>
    </style:style>
    <style:style style:name="T66" style:family="text">
      <style:text-properties style:font-name="Arial1" fo:font-size="12pt" fo:letter-spacing="-0.12cm" fo:font-weight="bold" fo:background-color="#c0c0c0" loext:char-shading-value="0" style:font-name-asian="Arial2" style:font-size-asian="12pt" style:font-weight-asian="bold" style:font-name-complex="Arial2" style:font-size-complex="12pt"/>
    </style:style>
    <style:style style:name="T67" style:family="text">
      <style:text-properties style:font-name="Arial1" fo:font-size="12pt" fo:letter-spacing="-0.116cm" fo:font-weight="bold" fo:background-color="#c0c0c0" loext:char-shading-value="0" style:font-name-asian="Arial2" style:font-size-asian="12pt" style:font-weight-asian="bold" style:font-name-complex="Arial2" style:font-size-complex="12pt"/>
    </style:style>
    <style:style style:name="T68" style:family="text">
      <style:text-properties style:font-name="Arial1" fo:font-size="12pt" fo:letter-spacing="-0.005cm" fo:font-weight="bold" fo:background-color="#c0c0c0" loext:char-shading-value="0" style:font-name-asian="Arial2" style:font-size-asian="12pt" style:font-weight-asian="bold" style:font-name-complex="Arial2" style:font-size-complex="12pt"/>
    </style:style>
    <style:style style:name="T69" style:family="text">
      <style:text-properties style:font-name="Arial1" fo:font-size="12pt" fo:letter-spacing="0.004cm" fo:font-weight="bold" fo:background-color="#c0c0c0" loext:char-shading-value="0" style:font-name-asian="Arial2" style:font-size-asian="12pt" style:font-weight-asian="bold" style:font-name-complex="Arial2" style:font-size-complex="12pt"/>
    </style:style>
    <style:style style:name="T70" style:family="text">
      <style:text-properties style:font-name="Arial1" fo:font-size="12pt" fo:letter-spacing="-0.004cm" fo:font-weight="bold" fo:background-color="#c0c0c0" loext:char-shading-value="0" style:font-name-asian="Arial2" style:font-size-asian="12pt" style:font-weight-asian="bold" style:font-name-complex="Arial2" style:font-size-complex="12pt"/>
    </style:style>
    <style:style style:name="T71" style:family="text">
      <style:text-properties style:font-name="Arial1" fo:font-size="12pt" fo:letter-spacing="-0.03cm" fo:font-weight="bold" fo:background-color="#c0c0c0" loext:char-shading-value="0" style:font-name-asian="Arial2" style:font-size-asian="12pt" style:font-weight-asian="bold" style:font-name-complex="Arial2" style:font-size-complex="12pt"/>
    </style:style>
    <style:style style:name="T72" style:family="text">
      <style:text-properties style:font-name="Arial1" fo:letter-spacing="-0.012cm" style:font-name-asian="Arial2" style:font-name-complex="Arial2"/>
    </style:style>
    <style:style style:name="T73" style:family="text">
      <style:text-properties style:font-name="Arial1" fo:letter-spacing="-0.009cm" style:font-name-asian="Arial2" style:font-name-complex="Arial2"/>
    </style:style>
    <style:style style:name="T74" style:family="text">
      <style:text-properties style:font-name="Arial1" fo:letter-spacing="-0.007cm" style:font-name-asian="Arial2" style:font-name-complex="Arial2"/>
    </style:style>
    <style:style style:name="T75" style:family="text">
      <style:text-properties style:font-name="Arial1" fo:letter-spacing="-0.007cm" fo:font-weight="bold" style:font-name-asian="Arial2" style:font-weight-asian="bold" style:font-name-complex="Arial2"/>
    </style:style>
    <style:style style:name="T76" style:family="text">
      <style:text-properties style:font-name="Arial1" fo:letter-spacing="0.005cm" style:font-name-asian="Arial2" style:font-name-complex="Arial2"/>
    </style:style>
    <style:style style:name="T77" style:family="text">
      <style:text-properties style:font-name="Arial1" fo:font-weight="bold" style:font-name-asian="Arial2" style:font-weight-asian="bold" style:font-name-complex="Arial2"/>
    </style:style>
    <style:style style:name="T78" style:family="text">
      <style:text-properties style:font-name="Arial1" fo:letter-spacing="0.007cm" fo:font-weight="bold" style:font-name-asian="Arial2" style:font-weight-asian="bold" style:font-name-complex="Arial2"/>
    </style:style>
    <style:style style:name="T79" style:family="text">
      <style:text-properties style:font-name="Arial1" fo:font-style="italic" style:font-name-asian="Arial2" style:font-style-asian="italic" style:font-name-complex="Arial2"/>
    </style:style>
    <style:style style:name="T80" style:family="text">
      <style:text-properties style:font-name="Arial1" fo:letter-spacing="-0.025cm" fo:font-weight="bold" style:font-name-asian="Arial2" style:font-weight-asian="bold" style:font-name-complex="Arial2"/>
    </style:style>
    <style:style style:name="T81" style:family="text">
      <style:text-properties style:font-name="Arial1" fo:letter-spacing="-0.023cm" fo:font-weight="bold" style:font-name-asian="Arial2" style:font-weight-asian="bold" style:font-name-complex="Arial2"/>
    </style:style>
    <style:style style:name="T82" style:family="text">
      <style:text-properties fo:color="#00007f" loext:opacity="100%" style:text-position="-5% 100%" style:font-name="Arial1" fo:letter-spacing="0.002cm" style:text-underline-style="solid" style:text-underline-width="auto" style:text-underline-color="#00007f" style:font-name-asian="Arial2" style:font-name-complex="Arial2"/>
    </style:style>
    <style:style style:name="T83" style:family="text">
      <style:text-properties fo:color="#00007f" loext:opacity="100%" style:text-position="-5% 100%" style:font-name="Arial1" fo:letter-spacing="-0.004cm" style:text-underline-style="solid" style:text-underline-width="auto" style:text-underline-color="#00007f" style:font-name-asian="Arial2" style:font-name-complex="Arial2"/>
    </style:style>
    <style:style style:name="T84" style:family="text">
      <style:text-properties fo:color="#00007f" loext:opacity="100%" style:text-position="-5% 100%" style:font-name="Arial1" style:text-underline-style="solid" style:text-underline-width="auto" style:text-underline-color="#00007f" style:font-name-asian="Arial2" style:font-name-complex="Arial2"/>
    </style:style>
    <style:style style:name="T85" style:family="text">
      <style:text-properties fo:color="#00007f" loext:opacity="100%" style:text-position="-5% 100%" style:font-name="Arial1" fo:letter-spacing="-0.002cm" style:text-underline-style="solid" style:text-underline-width="auto" style:text-underline-color="#00007f" style:font-name-asian="Arial2" style:font-name-complex="Arial2"/>
    </style:style>
    <style:style style:name="T86" style:family="text">
      <style:text-properties fo:color="#00007f" loext:opacity="100%" style:font-name="Arial" fo:letter-spacing="-0.004cm" style:text-underline-style="solid" style:text-underline-width="auto" style:text-underline-color="#00007f" style:text-scale="82%"/>
    </style:style>
    <style:style style:name="T87" style:family="text">
      <style:text-properties fo:color="#00007f" loext:opacity="100%" style:font-name="Arial" fo:letter-spacing="-0.004cm" style:text-underline-style="solid" style:text-underline-width="auto" style:text-underline-color="#00007f" style:text-scale="112%"/>
    </style:style>
    <style:style style:name="T88" style:family="text">
      <style:text-properties fo:color="#00007f" loext:opacity="100%" style:font-name="Arial" style:text-underline-style="solid" style:text-underline-width="auto" style:text-underline-color="#00007f"/>
    </style:style>
    <style:style style:name="T89" style:family="text">
      <style:text-properties fo:color="#00007f" loext:opacity="100%" style:font-name="Arial" style:text-underline-style="solid" style:text-underline-width="auto" style:text-underline-color="#00007f" style:text-scale="112%"/>
    </style:style>
    <style:style style:name="T90" style:family="text">
      <style:text-properties fo:color="#00007f" loext:opacity="100%" style:font-name="Arial" style:text-underline-style="solid" style:text-underline-width="auto" style:text-underline-color="#00007f" style:text-scale="105%"/>
    </style:style>
    <style:style style:name="T91" style:family="text">
      <style:text-properties fo:color="#00007f" loext:opacity="100%" style:font-name="Arial" style:text-underline-style="solid" style:text-underline-width="auto" style:text-underline-color="#00007f" style:text-scale="106%"/>
    </style:style>
    <style:style style:name="T92" style:family="text">
      <style:text-properties fo:color="#00007f" loext:opacity="100%" style:font-name="Arial" style:text-underline-style="solid" style:text-underline-width="auto" style:text-underline-color="#00007f" style:text-scale="104%"/>
    </style:style>
    <style:style style:name="T93" style:family="text">
      <style:text-properties fo:color="#00007f" loext:opacity="100%" style:font-name="Arial" style:text-underline-style="solid" style:text-underline-width="auto" style:text-underline-color="#00007f" style:text-scale="99%"/>
    </style:style>
    <style:style style:name="T94" style:family="text">
      <style:text-properties fo:color="#00007f" loext:opacity="100%" style:font-name="Arial" style:text-underline-style="solid" style:text-underline-width="auto" style:text-underline-color="#00007f" style:text-scale="95%"/>
    </style:style>
    <style:style style:name="T95" style:family="text">
      <style:text-properties fo:color="#00007f" loext:opacity="100%" style:font-name="Arial" style:text-underline-style="solid" style:text-underline-width="auto" style:text-underline-color="#00007f" style:text-scale="102%"/>
    </style:style>
    <style:style style:name="T96" style:family="text">
      <style:text-properties fo:color="#00007f" loext:opacity="100%" style:font-name="Arial" fo:letter-spacing="0.002cm" style:text-underline-style="solid" style:text-underline-width="auto" style:text-underline-color="#00007f"/>
    </style:style>
    <style:style style:name="T97" style:family="text">
      <style:text-properties fo:color="#00007f" loext:opacity="100%" style:font-name="Arial" fo:letter-spacing="0.002cm" style:text-underline-style="solid" style:text-underline-width="auto" style:text-underline-color="#00007f" style:text-scale="105%"/>
    </style:style>
    <style:style style:name="T98" style:family="text">
      <style:text-properties fo:color="#00007f" loext:opacity="100%" style:font-name="Arial" fo:letter-spacing="0.002cm" style:text-underline-style="solid" style:text-underline-width="auto" style:text-underline-color="#00007f" style:text-scale="95%"/>
    </style:style>
    <style:style style:name="T99" style:family="text">
      <style:text-properties fo:color="#00007f" loext:opacity="100%" style:font-name="Arial" fo:letter-spacing="-0.007cm" style:text-underline-style="solid" style:text-underline-width="auto" style:text-underline-color="#00007f" style:text-scale="106%"/>
    </style:style>
    <style:style style:name="T100" style:family="text">
      <style:text-properties fo:color="#00007f" loext:opacity="100%" style:font-name="Arial" fo:letter-spacing="-0.007cm" style:text-underline-style="solid" style:text-underline-width="auto" style:text-underline-color="#00007f" style:text-scale="104%"/>
    </style:style>
    <style:style style:name="T101" style:family="text">
      <style:text-properties fo:color="#00007f" loext:opacity="100%" style:font-name="Arial" fo:letter-spacing="-0.002cm" style:text-underline-style="solid" style:text-underline-width="auto" style:text-underline-color="#00007f"/>
    </style:style>
    <style:style style:name="T102" style:family="text">
      <style:text-properties fo:color="#00007f" loext:opacity="100%" style:font-name="Arial" fo:letter-spacing="-0.002cm" style:text-underline-style="solid" style:text-underline-width="auto" style:text-underline-color="#00007f" style:text-scale="105%"/>
    </style:style>
    <style:style style:name="T103" style:family="text">
      <style:text-properties fo:color="#00007f" loext:opacity="100%" style:font-name="Arial" fo:letter-spacing="-0.002cm" style:text-underline-style="solid" style:text-underline-width="auto" style:text-underline-color="#00007f" style:text-scale="97%"/>
    </style:style>
    <style:style style:name="T104" style:family="text">
      <style:text-properties fo:color="#00007f" loext:opacity="100%" style:font-name="Arial" fo:letter-spacing="-0.002cm" style:text-underline-style="solid" style:text-underline-width="auto" style:text-underline-color="#00007f" style:text-scale="95%"/>
    </style:style>
    <style:style style:name="T105" style:family="text">
      <style:text-properties fo:color="#00007f" loext:opacity="100%" style:font-name="Arial" fo:letter-spacing="-0.005cm" style:text-underline-style="solid" style:text-underline-width="auto" style:text-underline-color="#00007f" style:text-scale="95%"/>
    </style:style>
    <style:style style:name="T106" style:family="text">
      <style:text-properties fo:color="#00007f" loext:opacity="100%" style:font-name="Arial" fo:letter-spacing="0.014cm"/>
    </style:style>
    <style:style style:name="T107" style:family="text">
      <style:text-properties fo:color="#00007f" loext:opacity="100%" style:font-name="Arial" fo:letter-spacing="-0.023cm" style:text-underline-style="solid" style:text-underline-width="auto" style:text-underline-color="#00007f"/>
    </style:style>
    <style:style style:name="T108" style:family="text">
      <style:text-properties fo:color="#000000" loext:opacity="100%" style:font-name="Arial" style:font-name-asian="Arial2" style:font-name-complex="Arial2"/>
    </style:style>
    <style:style style:name="T109" style:family="text">
      <style:text-properties fo:color="#000000" loext:opacity="100%" style:font-name="Arial1" fo:font-size="12pt" fo:letter-spacing="-0.002cm" fo:font-weight="bold" officeooo:rsid="002dcefe" fo:background-color="#c0c0c0" loext:char-shading-value="0" style:font-name-asian="Arial2" style:font-size-asian="12pt" style:font-weight-asian="bold" style:font-name-complex="Arial2" style:font-size-complex="12pt"/>
    </style:style>
    <style:style style:name="T110" style:family="text">
      <style:text-properties fo:font-size="11pt" fo:letter-spacing="-0.002cm" fo:font-weight="bold" style:font-size-asian="11pt" style:font-weight-asian="bold" style:font-name-complex="Arial2" style:font-size-complex="11pt"/>
    </style:style>
    <style:style style:name="T111" style:family="text">
      <style:text-properties fo:font-size="11pt" fo:letter-spacing="-0.002cm" fo:font-weight="bold" style:font-size-asian="11pt" style:font-weight-asian="bold" style:font-name-complex="Arial2" style:font-size-complex="11pt" style:font-weight-complex="normal"/>
    </style:style>
    <style:style style:name="T112" style:family="text">
      <style:text-properties fo:font-size="11pt" fo:letter-spacing="-0.002cm" fo:font-weight="normal" style:font-size-asian="11pt" style:font-weight-asian="normal" style:font-name-complex="Arial2" style:font-size-complex="11pt" style:font-weight-complex="normal"/>
    </style:style>
    <style:style style:name="T113" style:family="text">
      <style:text-properties fo:font-size="11pt" fo:letter-spacing="-0.002cm" fo:font-weight="normal" officeooo:rsid="001e0415" style:font-size-asian="11pt" style:font-weight-asian="normal" style:font-name-complex="Arial2" style:font-size-complex="11pt" style:font-weight-complex="normal"/>
    </style:style>
    <style:style style:name="T114" style:family="text">
      <style:text-properties fo:font-size="11pt" style:font-size-asian="11pt" style:font-size-complex="11pt"/>
    </style:style>
    <style:style style:name="T115" style:family="text">
      <style:text-properties fo:font-size="11pt" style:font-size-asian="11pt" style:font-size-complex="11pt" style:text-scale="99%"/>
    </style:style>
    <style:style style:name="T116" style:family="text">
      <style:text-properties fo:font-size="11pt" officeooo:rsid="001e0415" style:font-size-asian="11pt" style:font-size-complex="11pt"/>
    </style:style>
    <style:style style:name="T117" style:family="text">
      <style:text-properties fo:font-size="11pt" officeooo:rsid="0024bf5e" style:font-size-asian="11pt" style:font-size-complex="11pt"/>
    </style:style>
    <style:style style:name="T118" style:family="text">
      <style:text-properties fo:font-size="11pt" fo:letter-spacing="0.085cm" style:font-size-asian="11pt" style:font-size-complex="11pt"/>
    </style:style>
    <style:style style:name="T119" style:family="text">
      <style:text-properties fo:font-size="11pt" fo:letter-spacing="0.035cm" style:font-size-asian="11pt" style:font-size-complex="11pt"/>
    </style:style>
    <style:style style:name="T120" style:family="text">
      <style:text-properties fo:font-size="11pt" fo:letter-spacing="-0.004cm" style:font-size-asian="11pt" style:font-size-complex="11pt"/>
    </style:style>
    <style:style style:name="T121" style:family="text">
      <style:text-properties fo:font-weight="bold" style:font-weight-asian="bold"/>
    </style:style>
    <style:style style:name="T122" style:family="text">
      <style:text-properties officeooo:rsid="0025f4fd"/>
    </style:style>
    <style:style style:name="T123" style:family="text">
      <style:text-properties officeooo:rsid="0027db8d"/>
    </style:style>
    <style:style style:name="T124" style:family="text">
      <style:text-properties fo:letter-spacing="-0.002cm"/>
    </style:style>
    <style:style style:name="T125" style:family="text">
      <style:text-properties fo:letter-spacing="-0.002cm" fo:font-weight="normal" officeooo:rsid="0027db8d" style:font-weight-asian="normal" style:font-weight-complex="normal"/>
    </style:style>
    <style:style style:name="T126" style:family="text">
      <style:text-properties fo:letter-spacing="-0.002cm" fo:font-weight="normal" officeooo:rsid="002b68d0" style:font-weight-asian="normal" style:font-weight-complex="normal"/>
    </style:style>
    <style:style style:name="T127" style:family="text">
      <style:text-properties fo:letter-spacing="-0.002cm" fo:font-weight="normal" officeooo:rsid="002cec8f" style:font-weight-asian="normal" style:font-weight-complex="normal"/>
    </style:style>
    <style:style style:name="T128" style:family="text">
      <style:text-properties fo:letter-spacing="-0.002cm" fo:font-weight="normal" officeooo:rsid="002dcefe" style:font-weight-asian="normal" style:font-weight-complex="normal"/>
    </style:style>
    <style:style style:name="T129" style:family="text">
      <style:text-properties officeooo:rsid="002f1c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11">Le</text:span><text:span text:style-name="T12">o</text:span><text:span text:style-name="T11">na</text:span><text:span text:style-name="T13">r</text:span><text:span text:style-name="T12">d</text:span><text:span text:style-name="T13">o</text:span><text:span text:style-name="T11"> </text:span><text:span text:style-name="T13">S</text:span><text:span text:style-name="T11">a</text:span><text:span text:style-name="T12">n</text:span><text:span text:style-name="T11">t</text:span><text:span text:style-name="T13">i</text:span><text:span text:style-name="T11">a</text:span><text:span text:style-name="T12">g</text:span><text:span text:style-name="T13">o</text:span><text:span text:style-name="T11"> </text:span><text:span text:style-name="T13">Si</text:span><text:span text:style-name="T12">d</text:span><text:span text:style-name="T11">o</text:span><text:span text:style-name="T13">n</text:span><text:span text:style-name="T12"> </text:span><text:span text:style-name="T11">d</text:span><text:span text:style-name="T13">a R</text:span><text:span text:style-name="T12">o</text:span><text:span text:style-name="T11">ch</text:span><text:span text:style-name="T13">a</text:span></text:p>
      <text:p text:style-name="P45"><text:span text:style-name="T14">B</text:span><text:span text:style-name="T17">r</text:span><text:span text:style-name="T19">a</text:span><text:span text:style-name="T14">sil</text:span><text:span text:style-name="T19">ei</text:span><text:span text:style-name="T22">ro</text:span><text:span text:style-name="T14">,</text:span><text:span text:style-name="T19"> </text:span><text:span text:style-name="T14">s</text:span><text:span text:style-name="T19">o</text:span><text:span text:style-name="T14">l</text:span><text:span text:style-name="T25">t</text:span><text:span text:style-name="T19">e</text:span><text:span text:style-name="T14">i</text:span><text:span text:style-name="T22">r</text:span><text:span text:style-name="T14">o, 3</text:span><text:span text:style-name="T16">8</text:span><text:span text:style-name="T14"> anos</text:span></text:p>
      <text:p text:style-name="P33"><text:a xlink:type="simple" xlink:href="mailto:leonardossr@gmail.com" text:style-name="Internet_20_link" text:visited-style-name="Visited_20_Internet_20_Link"><text:span text:style-name="T86">l</text:span></text:a><text:a xlink:type="simple" xlink:href="mailto:leonardossr@gmail.com" text:style-name="Internet_20_link" text:visited-style-name="Visited_20_Internet_20_Link"><text:span text:style-name="T89">e</text:span></text:a><text:a xlink:type="simple" xlink:href="mailto:leonardossr@gmail.com" text:style-name="Internet_20_link" text:visited-style-name="Visited_20_Internet_20_Link"><text:span text:style-name="T90">o</text:span></text:a><text:a xlink:type="simple" xlink:href="mailto:leonardossr@gmail.com" text:style-name="Internet_20_link" text:visited-style-name="Visited_20_Internet_20_Link"><text:span text:style-name="T97">n</text:span></text:a><text:a xlink:type="simple" xlink:href="mailto:leonardossr@gmail.com" text:style-name="Internet_20_link" text:visited-style-name="Visited_20_Internet_20_Link"><text:span text:style-name="T91">a</text:span></text:a><text:a xlink:type="simple" xlink:href="mailto:leonardossr@gmail.com" text:style-name="Internet_20_link" text:visited-style-name="Visited_20_Internet_20_Link"><text:span text:style-name="T99">r</text:span></text:a><text:a xlink:type="simple" xlink:href="mailto:leonardossr@gmail.com" text:style-name="Internet_20_link" text:visited-style-name="Visited_20_Internet_20_Link"><text:span text:style-name="T102">d</text:span></text:a><text:a xlink:type="simple" xlink:href="mailto:leonardossr@gmail.com" text:style-name="Internet_20_link" text:visited-style-name="Visited_20_Internet_20_Link"><text:span text:style-name="T90">o</text:span></text:a><text:a xlink:type="simple" xlink:href="mailto:leonardossr@gmail.com" text:style-name="Internet_20_link" text:visited-style-name="Visited_20_Internet_20_Link"><text:span text:style-name="T88">ss</text:span></text:a><text:a xlink:type="simple" xlink:href="mailto:leonardossr@gmail.com" text:style-name="Internet_20_link" text:visited-style-name="Visited_20_Internet_20_Link"><text:span text:style-name="T92">r</text:span></text:a><text:a xlink:type="simple" xlink:href="mailto:leonardossr@gmail.com" text:style-name="Internet_20_link" text:visited-style-name="Visited_20_Internet_20_Link"><text:span text:style-name="T103">@</text:span></text:a><text:a xlink:type="simple" xlink:href="mailto:leonardossr@gmail.com" text:style-name="Internet_20_link" text:visited-style-name="Visited_20_Internet_20_Link"><text:span text:style-name="T93">gm</text:span></text:a><text:a xlink:type="simple" xlink:href="mailto:leonardossr@gmail.com" text:style-name="Internet_20_link" text:visited-style-name="Visited_20_Internet_20_Link"><text:span text:style-name="T94">ail</text:span></text:a><text:a xlink:type="simple" xlink:href="mailto:leonardossr@gmail.com" text:style-name="Internet_20_link" text:visited-style-name="Visited_20_Internet_20_Link"><text:span text:style-name="T98">.</text:span></text:a><text:a xlink:type="simple" xlink:href="mailto:leonardossr@gmail.com" text:style-name="Internet_20_link" text:visited-style-name="Visited_20_Internet_20_Link"><text:span text:style-name="T105">c</text:span></text:a><text:a xlink:type="simple" xlink:href="mailto:leonardossr@gmail.com" text:style-name="Internet_20_link" text:visited-style-name="Visited_20_Internet_20_Link"><text:span text:style-name="T90">o</text:span></text:a><text:a xlink:type="simple" xlink:href="mailto:leonardossr@gmail.com" text:style-name="Internet_20_link" text:visited-style-name="Visited_20_Internet_20_Link"><text:span text:style-name="T95">m</text:span></text:a><text:a xlink:type="simple" xlink:href="mailto:leonardossr@gmail.com" text:style-name="Internet_20_link" text:visited-style-name="Visited_20_Internet_20_Link"><text:span text:style-name="T106"> </text:span></text:a><text:a xlink:type="simple" xlink:href="mailto:leonardossr@gmail.com" text:style-name="Internet_20_link" text:visited-style-name="Visited_20_Internet_20_Link">–</text:a><text:span text:style-name="T108"> </text:span><text:a xlink:type="simple" xlink:href="http://www.leonardorocha.eti.br/" text:style-name="Internet_20_link" text:visited-style-name="Visited_20_Internet_20_Link"><text:span text:style-name="T101">w</text:span></text:a><text:a xlink:type="simple" xlink:href="http://www.leonardorocha.eti.br/" text:style-name="Internet_20_link" text:visited-style-name="Visited_20_Internet_20_Link"><text:span text:style-name="T96">w</text:span></text:a><text:a xlink:type="simple" xlink:href="http://www.leonardorocha.eti.br/" text:style-name="Internet_20_link" text:visited-style-name="Visited_20_Internet_20_Link"><text:span text:style-name="T107">w</text:span></text:a><text:a xlink:type="simple" xlink:href="http://www.leonardorocha.eti.br/" text:style-name="Internet_20_link" text:visited-style-name="Visited_20_Internet_20_Link"><text:span text:style-name="T88">.le</text:span></text:a><text:a xlink:type="simple" xlink:href="http://www.leonardorocha.eti.br/" text:style-name="Internet_20_link" text:visited-style-name="Visited_20_Internet_20_Link"><text:span text:style-name="T90">o</text:span></text:a><text:a xlink:type="simple" xlink:href="http://www.leonardorocha.eti.br/" text:style-name="Internet_20_link" text:visited-style-name="Visited_20_Internet_20_Link"><text:span text:style-name="T97">n</text:span></text:a><text:a xlink:type="simple" xlink:href="http://www.leonardorocha.eti.br/" text:style-name="Internet_20_link" text:visited-style-name="Visited_20_Internet_20_Link"><text:span text:style-name="T91">a</text:span></text:a><text:a xlink:type="simple" xlink:href="http://www.leonardorocha.eti.br/" text:style-name="Internet_20_link" text:visited-style-name="Visited_20_Internet_20_Link"><text:span text:style-name="T99">r</text:span></text:a><text:a xlink:type="simple" xlink:href="http://www.leonardorocha.eti.br/" text:style-name="Internet_20_link" text:visited-style-name="Visited_20_Internet_20_Link"><text:span text:style-name="T102">d</text:span></text:a><text:a xlink:type="simple" xlink:href="http://www.leonardorocha.eti.br/" text:style-name="Internet_20_link" text:visited-style-name="Visited_20_Internet_20_Link"><text:span text:style-name="T90">o</text:span></text:a><text:a xlink:type="simple" xlink:href="http://www.leonardorocha.eti.br/" text:style-name="Internet_20_link" text:visited-style-name="Visited_20_Internet_20_Link"><text:span text:style-name="T100">r</text:span></text:a><text:a xlink:type="simple" xlink:href="http://www.leonardorocha.eti.br/" text:style-name="Internet_20_link" text:visited-style-name="Visited_20_Internet_20_Link"><text:span text:style-name="T90">o</text:span></text:a><text:a xlink:type="simple" xlink:href="http://www.leonardorocha.eti.br/" text:style-name="Internet_20_link" text:visited-style-name="Visited_20_Internet_20_Link"><text:span text:style-name="T104">c</text:span></text:a><text:a xlink:type="simple" xlink:href="http://www.leonardorocha.eti.br/" text:style-name="Internet_20_link" text:visited-style-name="Visited_20_Internet_20_Link"><text:span text:style-name="T97">h</text:span></text:a><text:a xlink:type="simple" xlink:href="http://www.leonardorocha.eti.br/" text:style-name="Internet_20_link" text:visited-style-name="Visited_20_Internet_20_Link"><text:span text:style-name="T90">a.</text:span></text:a><text:a xlink:type="simple" xlink:href="http://www.leonardorocha.eti.br/" text:style-name="Internet_20_link" text:visited-style-name="Visited_20_Internet_20_Link"><text:span text:style-name="T87">e</text:span></text:a><text:a xlink:type="simple" xlink:href="http://www.leonardorocha.eti.br/" text:style-name="Internet_20_link" text:visited-style-name="Visited_20_Internet_20_Link"><text:span text:style-name="T88">ti.</text:span></text:a><text:a xlink:type="simple" xlink:href="http://www.leonardorocha.eti.br/" text:style-name="Internet_20_link" text:visited-style-name="Visited_20_Internet_20_Link"><text:span text:style-name="T97">b</text:span></text:a><text:a xlink:type="simple" xlink:href="http://www.leonardorocha.eti.br/" text:style-name="Internet_20_link" text:visited-style-name="Visited_20_Internet_20_Link"><text:span text:style-name="T92">r</text:span></text:a></text:p>
      <text:p text:style-name="P5"><text:a xlink:type="simple" xlink:href="http://lattes.cnpq.br/6834708558345857" text:style-name="Internet_20_link" text:visited-style-name="Visited_20_Internet_20_Link"><text:span text:style-name="T82">h</text:span></text:a><text:a xlink:type="simple" xlink:href="http://lattes.cnpq.br/6834708558345857" text:style-name="Internet_20_link" text:visited-style-name="Visited_20_Internet_20_Link"><text:span text:style-name="T83">t</text:span></text:a><text:a xlink:type="simple" xlink:href="http://lattes.cnpq.br/6834708558345857" text:style-name="Internet_20_link" text:visited-style-name="Visited_20_Internet_20_Link"><text:span text:style-name="T84">t</text:span></text:a><text:a xlink:type="simple" xlink:href="http://lattes.cnpq.br/6834708558345857" text:style-name="Internet_20_link" text:visited-style-name="Visited_20_Internet_20_Link"><text:span text:style-name="T82">p</text:span></text:a><text:a xlink:type="simple" xlink:href="http://lattes.cnpq.br/6834708558345857" text:style-name="Internet_20_link" text:visited-style-name="Visited_20_Internet_20_Link"><text:span text:style-name="T83">:</text:span></text:a><text:a xlink:type="simple" xlink:href="http://lattes.cnpq.br/6834708558345857" text:style-name="Internet_20_link" text:visited-style-name="Visited_20_Internet_20_Link"><text:span text:style-name="T84">//l</text:span></text:a><text:a xlink:type="simple" xlink:href="http://lattes.cnpq.br/6834708558345857" text:style-name="Internet_20_link" text:visited-style-name="Visited_20_Internet_20_Link"><text:span text:style-name="T82">a</text:span></text:a><text:a xlink:type="simple" xlink:href="http://lattes.cnpq.br/6834708558345857" text:style-name="Internet_20_link" text:visited-style-name="Visited_20_Internet_20_Link"><text:span text:style-name="T84">t</text:span></text:a><text:a xlink:type="simple" xlink:href="http://lattes.cnpq.br/6834708558345857" text:style-name="Internet_20_link" text:visited-style-name="Visited_20_Internet_20_Link"><text:span text:style-name="T83">t</text:span></text:a><text:a xlink:type="simple" xlink:href="http://lattes.cnpq.br/6834708558345857" text:style-name="Internet_20_link" text:visited-style-name="Visited_20_Internet_20_Link"><text:span text:style-name="T82">e</text:span></text:a><text:a xlink:type="simple" xlink:href="http://lattes.cnpq.br/6834708558345857" text:style-name="Internet_20_link" text:visited-style-name="Visited_20_Internet_20_Link"><text:span text:style-name="T84">s.</text:span></text:a><text:a xlink:type="simple" xlink:href="http://lattes.cnpq.br/6834708558345857" text:style-name="Internet_20_link" text:visited-style-name="Visited_20_Internet_20_Link"><text:span text:style-name="T83">c</text:span></text:a><text:a xlink:type="simple" xlink:href="http://lattes.cnpq.br/6834708558345857" text:style-name="Internet_20_link" text:visited-style-name="Visited_20_Internet_20_Link"><text:span text:style-name="T82">np</text:span></text:a><text:a xlink:type="simple" xlink:href="http://lattes.cnpq.br/6834708558345857" text:style-name="Internet_20_link" text:visited-style-name="Visited_20_Internet_20_Link"><text:span text:style-name="T85">q</text:span></text:a><text:a xlink:type="simple" xlink:href="http://lattes.cnpq.br/6834708558345857" text:style-name="Internet_20_link" text:visited-style-name="Visited_20_Internet_20_Link"><text:span text:style-name="T84">.</text:span></text:a><text:a xlink:type="simple" xlink:href="http://lattes.cnpq.br/6834708558345857" text:style-name="Internet_20_link" text:visited-style-name="Visited_20_Internet_20_Link"><text:span text:style-name="T82">b</text:span></text:a><text:a xlink:type="simple" xlink:href="http://lattes.cnpq.br/6834708558345857" text:style-name="Internet_20_link" text:visited-style-name="Visited_20_Internet_20_Link"><text:span text:style-name="T85">r</text:span></text:a><text:a xlink:type="simple" xlink:href="http://lattes.cnpq.br/6834708558345857" text:style-name="Internet_20_link" text:visited-style-name="Visited_20_Internet_20_Link"><text:span text:style-name="T84">/</text:span></text:a><text:a xlink:type="simple" xlink:href="http://lattes.cnpq.br/6834708558345857" text:style-name="Internet_20_link" text:visited-style-name="Visited_20_Internet_20_Link"><text:span text:style-name="T85">6</text:span></text:a><text:a xlink:type="simple" xlink:href="http://lattes.cnpq.br/6834708558345857" text:style-name="Internet_20_link" text:visited-style-name="Visited_20_Internet_20_Link"><text:span text:style-name="T82">8</text:span></text:a><text:a xlink:type="simple" xlink:href="http://lattes.cnpq.br/6834708558345857" text:style-name="Internet_20_link" text:visited-style-name="Visited_20_Internet_20_Link"><text:span text:style-name="T85">3</text:span></text:a><text:a xlink:type="simple" xlink:href="http://lattes.cnpq.br/6834708558345857" text:style-name="Internet_20_link" text:visited-style-name="Visited_20_Internet_20_Link"><text:span text:style-name="T82">47</text:span></text:a><text:a xlink:type="simple" xlink:href="http://lattes.cnpq.br/6834708558345857" text:style-name="Internet_20_link" text:visited-style-name="Visited_20_Internet_20_Link"><text:span text:style-name="T85">0</text:span></text:a><text:a xlink:type="simple" xlink:href="http://lattes.cnpq.br/6834708558345857" text:style-name="Internet_20_link" text:visited-style-name="Visited_20_Internet_20_Link"><text:span text:style-name="T82">8</text:span></text:a><text:a xlink:type="simple" xlink:href="http://lattes.cnpq.br/6834708558345857" text:style-name="Internet_20_link" text:visited-style-name="Visited_20_Internet_20_Link"><text:span text:style-name="T85">5</text:span></text:a><text:a xlink:type="simple" xlink:href="http://lattes.cnpq.br/6834708558345857" text:style-name="Internet_20_link" text:visited-style-name="Visited_20_Internet_20_Link"><text:span text:style-name="T82">5</text:span></text:a><text:a xlink:type="simple" xlink:href="http://lattes.cnpq.br/6834708558345857" text:style-name="Internet_20_link" text:visited-style-name="Visited_20_Internet_20_Link"><text:span text:style-name="T85">8</text:span></text:a><text:a xlink:type="simple" xlink:href="http://lattes.cnpq.br/6834708558345857" text:style-name="Internet_20_link" text:visited-style-name="Visited_20_Internet_20_Link"><text:span text:style-name="T82">34</text:span></text:a><text:a xlink:type="simple" xlink:href="http://lattes.cnpq.br/6834708558345857" text:style-name="Internet_20_link" text:visited-style-name="Visited_20_Internet_20_Link"><text:span text:style-name="T85">5</text:span></text:a><text:a xlink:type="simple" xlink:href="http://lattes.cnpq.br/6834708558345857" text:style-name="Internet_20_link" text:visited-style-name="Visited_20_Internet_20_Link"><text:span text:style-name="T82">8</text:span></text:a><text:a xlink:type="simple" xlink:href="http://lattes.cnpq.br/6834708558345857" text:style-name="Internet_20_link" text:visited-style-name="Visited_20_Internet_20_Link"><text:span text:style-name="T85">5</text:span></text:a><text:a xlink:type="simple" xlink:href="http://lattes.cnpq.br/6834708558345857" text:style-name="Internet_20_link" text:visited-style-name="Visited_20_Internet_20_Link"><text:span text:style-name="T84">7</text:span></text:a></text:p>
      <text:p text:style-name="P6"/>
      <text:p text:style-name="P7"><text:span text:style-name="T31">Atualmente é aluno não regular no doutorado em Ciência da Computação da Universidade Estadual de Maringá cursando a disciplina Robótica Inteligente e Autônoma. </text:span><text:span text:style-name="T30">Mestre </text:span><text:span text:style-name="T27">em Ciências da Computação na Universidade Estadual de Londrina, MBA em TI (2012), Graduado em Sistema de Informação pelo Instituto de Ensino Superior de Rondônia (2006). Experiência de 10 anos no Governo do Estado de Rondônia com atuação </text:span><text:span text:style-name="T28">em g</text:span><text:span text:style-name="T27">erenciamento, monitoramento e avaliação de </text:span><text:span text:style-name="T28">p</text:span><text:span text:style-name="T27">rojetos. </text:span><text:span text:style-name="T28">Mais de 3 anos de experiência como professor formador em programas do governo federal como ProInfo e Profuncionário. </text:span></text:p>
      <text:p text:style-name="P8"/>
      <text:p text:style-name="P2"/>
      <text:p text:style-name="P10"><text:span text:style-name="T39">F</text:span><text:span text:style-name="T42">OR</text:span><text:span text:style-name="T39">M</text:span><text:span text:style-name="T45">A</text:span><text:span text:style-name="T42">Ç</text:span><text:span text:style-name="T45">Ã</text:span><text:span text:style-name="T39">O</text:span><text:span text:style-name="T46"> <text:s text:c="6"/></text:span><text:span text:style-name="T47">A</text:span><text:span text:style-name="T49">C</text:span><text:span text:style-name="T45">A</text:span><text:span text:style-name="T32">D</text:span><text:span text:style-name="T42">Ê</text:span><text:span text:style-name="T32">M</text:span><text:span text:style-name="T49">I</text:span><text:span text:style-name="T42">C</text:span><text:span text:style-name="T47">A</text:span><text:span text:style-name="T49">/</text:span><text:span text:style-name="T50">T</text:span><text:span text:style-name="T49">I</text:span><text:span text:style-name="T50">T</text:span><text:span text:style-name="T42">UL</text:span><text:span text:style-name="T45">A</text:span><text:span text:style-name="T49">Ç</text:span><text:span text:style-name="T47">Ã</text:span><text:span text:style-name="T39">O</text:span><text:span text:style-name="T51"> </text:span><text:span text:style-name="T9"><text:tab/></text:span></text:p>
      <text:p text:style-name="P2"/>
      <text:p text:style-name="P9"><text:span text:style-name="T40">Mestrado de</text:span><text:span text:style-name="T43"> </text:span><text:span text:style-name="T33">C</text:span><text:span text:style-name="T43">i</text:span><text:span text:style-name="T40">ênc</text:span><text:span text:style-name="T43">i</text:span><text:span text:style-name="T40">a</text:span><text:span text:style-name="T43"> </text:span><text:span text:style-name="T40">da</text:span><text:span text:style-name="T43"> </text:span><text:span text:style-name="T33">C</text:span><text:span text:style-name="T40">omputação</text:span></text:p>
      <text:p text:style-name="P15"><text:span text:style-name="T27">U</text:span><text:span text:style-name="T52">n</text:span><text:span text:style-name="T27">i</text:span><text:span text:style-name="T36">vers</text:span><text:span text:style-name="T27">i</text:span><text:span text:style-name="T36">da</text:span><text:span text:style-name="T52">d</text:span><text:span text:style-name="T36">e</text:span><text:span text:style-name="T44"> </text:span><text:span text:style-name="T27">E</text:span><text:span text:style-name="T36">s</text:span><text:span text:style-name="T44">t</text:span><text:span text:style-name="T36">adual de</text:span><text:span text:style-name="T44"> </text:span><text:span text:style-name="T36">Londr</text:span><text:span text:style-name="T44">i</text:span><text:span text:style-name="T36">na - </text:span><text:span text:style-name="T44">U</text:span><text:span text:style-name="T27">E</text:span><text:span text:style-name="T36">L,</text:span><text:span text:style-name="T52"> </text:span><text:span text:style-name="T36">Londr</text:span><text:span text:style-name="T27">i</text:span><text:span text:style-name="T36">na,</text:span><text:span text:style-name="T52"> </text:span><text:span text:style-name="T27">B</text:span><text:span text:style-name="T36">ras</text:span><text:span text:style-name="T27">il</text:span></text:p>
      <text:p text:style-name="P15"><text:span text:style-name="T30">Conclusão</text:span><text:span text:style-name="T44"> </text:span><text:span text:style-name="T36">–</text:span><text:span text:style-name="T44"> </text:span><text:span text:style-name="T36">20</text:span><text:span text:style-name="T37">19</text:span></text:p>
      <text:p text:style-name="P22"/>
      <text:p text:style-name="P2"/>
      <text:p text:style-name="P41"><text:span text:style-name="T40">M</text:span><text:span text:style-name="T43">B</text:span><text:span text:style-name="T40">A</text:span><text:span text:style-name="T55"> </text:span><text:span text:style-name="T40">em</text:span><text:span text:style-name="T43"> </text:span><text:span text:style-name="T55">T</text:span><text:span text:style-name="T56">e</text:span><text:span text:style-name="T40">cno</text:span><text:span text:style-name="T43">l</text:span><text:span text:style-name="T40">og</text:span><text:span text:style-name="T43">i</text:span><text:span text:style-name="T40">a</text:span><text:span text:style-name="T43"> </text:span><text:span text:style-name="T40">da</text:span><text:span text:style-name="T43"> </text:span><text:span text:style-name="T33">I</text:span><text:span text:style-name="T40">nformação </text:span></text:p>
      <text:p text:style-name="P42"><text:span text:style-name="T36">Fac</text:span><text:span text:style-name="T52">u</text:span><text:span text:style-name="T27">l</text:span><text:span text:style-name="T36">dade</text:span><text:span text:style-name="T44"> </text:span><text:span text:style-name="T27">S</text:span><text:span text:style-name="T52">ã</text:span><text:span text:style-name="T36">o</text:span><text:span text:style-name="T44"> </text:span><text:span text:style-name="T36">Lucas - F</text:span><text:span text:style-name="T44">S</text:span><text:span text:style-name="T36">L, </text:span><text:span text:style-name="T27">P</text:span><text:span text:style-name="T36">or</text:span><text:span text:style-name="T44">t</text:span><text:span text:style-name="T36">o</text:span><text:span text:style-name="T44"> </text:span><text:span text:style-name="T54">V</text:span><text:span text:style-name="T57">e</text:span><text:span text:style-name="T27">l</text:span><text:span text:style-name="T36">ho,</text:span><text:span text:style-name="T52"> </text:span><text:span text:style-name="T27">B</text:span><text:span text:style-name="T36">ras</text:span><text:span text:style-name="T27">i</text:span><text:span text:style-name="T36">l </text:span><text:span text:style-name="T27">C</text:span><text:span text:style-name="T52">o</text:span><text:span text:style-name="T36">nc</text:span><text:span text:style-name="T27">l</text:span><text:span text:style-name="T36">usão</text:span><text:span text:style-name="T52"> </text:span><text:span text:style-name="T36">–</text:span><text:span text:style-name="T27"> </text:span><text:span text:style-name="T36">2012</text:span></text:p>
      <text:p text:style-name="P23"/>
      <text:p text:style-name="P9"><text:span text:style-name="T33">M</text:span><text:span text:style-name="T43">í</text:span><text:span text:style-name="T40">d</text:span><text:span text:style-name="T43">i</text:span><text:span text:style-name="T40">as </text:span><text:span text:style-name="T41">na educação</text:span></text:p>
      <text:p text:style-name="P25"><text:span text:style-name="T27">U</text:span><text:span text:style-name="T52">n</text:span><text:span text:style-name="T27">i</text:span><text:span text:style-name="T36">vers</text:span><text:span text:style-name="T27">i</text:span><text:span text:style-name="T36">da</text:span><text:span text:style-name="T52">d</text:span><text:span text:style-name="T36">e</text:span><text:span text:style-name="T44"> </text:span><text:span text:style-name="T36">Federal de</text:span><text:span text:style-name="T44"> </text:span><text:span text:style-name="T27">R</text:span><text:span text:style-name="T36">o</text:span><text:span text:style-name="T52">n</text:span><text:span text:style-name="T36">dôn</text:span><text:span text:style-name="T27">i</text:span><text:span text:style-name="T36">a,</text:span><text:span text:style-name="T52"> </text:span><text:span text:style-name="T27">P</text:span><text:span text:style-name="T36">or</text:span><text:span text:style-name="T44">t</text:span><text:span text:style-name="T36">o</text:span><text:span text:style-name="T44"> </text:span><text:span text:style-name="T54">V</text:span><text:span text:style-name="T57">e</text:span><text:span text:style-name="T27">l</text:span><text:span text:style-name="T36">ho,</text:span><text:span text:style-name="T52"> </text:span><text:span text:style-name="T27">B</text:span><text:span text:style-name="T36">ras</text:span><text:span text:style-name="T27">il</text:span><text:span text:style-name="T36"> </text:span><text:span text:style-name="T27">C</text:span><text:span text:style-name="T52">o</text:span><text:span text:style-name="T36">nc</text:span><text:span text:style-name="T27">l</text:span><text:span text:style-name="T36">usão</text:span><text:span text:style-name="T52"> </text:span><text:span text:style-name="T36">–</text:span><text:span text:style-name="T58"> </text:span><text:span text:style-name="T36">2012</text:span></text:p>
      <text:p text:style-name="P26"/>
      <text:p text:style-name="P40"><text:span text:style-name="T43">G</text:span><text:span text:style-name="T40">raduação em</text:span><text:span text:style-name="T43"> </text:span><text:span text:style-name="T33">S</text:span><text:span text:style-name="T43">i</text:span><text:span text:style-name="T40">stemas</text:span><text:span text:style-name="T43"> </text:span><text:span text:style-name="T40">de</text:span><text:span text:style-name="T43"> </text:span><text:span text:style-name="T33">I</text:span><text:span text:style-name="T40">nformação </text:span></text:p>
      <text:p text:style-name="P40"><text:span text:style-name="T36">Fac</text:span><text:span text:style-name="T52">u</text:span><text:span text:style-name="T27">l</text:span><text:span text:style-name="T36">dades</text:span><text:span text:style-name="T48"> </text:span><text:span text:style-name="T54">A</text:span><text:span text:style-name="T36">sso</text:span><text:span text:style-name="T52">c</text:span><text:span text:style-name="T27">i</text:span><text:span text:style-name="T36">adas</text:span><text:span text:style-name="T44"> </text:span><text:span text:style-name="T36">de</text:span><text:span text:style-name="T57"> </text:span><text:span text:style-name="T54">A</text:span><text:span text:style-name="T36">r</text:span><text:span text:style-name="T27">i</text:span><text:span text:style-name="T36">quemes,</text:span><text:span text:style-name="T52"> </text:span><text:span text:style-name="T57">F</text:span><text:span text:style-name="T54">A</text:span><text:span text:style-name="T44">A</text:span><text:span text:style-name="T27">R, </text:span><text:span text:style-name="T29">Ariquemes,</text:span><text:span text:style-name="T36"> </text:span><text:span text:style-name="T27">B</text:span><text:span text:style-name="T36">ras</text:span><text:span text:style-name="T44">i</text:span><text:span text:style-name="T36">l </text:span><text:span text:style-name="T27">C</text:span><text:span text:style-name="T52">o</text:span><text:span text:style-name="T36">nc</text:span><text:span text:style-name="T27">l</text:span><text:span text:style-name="T36">usão</text:span><text:span text:style-name="T52"> </text:span><text:span text:style-name="T36">–</text:span><text:span text:style-name="T27"> </text:span><text:span text:style-name="T36">2006</text:span></text:p>
      <text:p text:style-name="P4"/>
      <text:p text:style-name="P2"/>
      <text:p text:style-name="P10"><text:span text:style-name="T59">EXPE</text:span><text:span text:style-name="T60">RI</text:span><text:span text:style-name="T59">ÊNC</text:span><text:span text:style-name="T61">I</text:span><text:span text:style-name="T59">A</text:span><text:span text:style-name="T62"> </text:span><text:span text:style-name="T59">PR</text:span><text:span text:style-name="T60">O</text:span><text:span text:style-name="T63">F</text:span><text:span text:style-name="T60">I</text:span><text:span text:style-name="T59">SS</text:span><text:span text:style-name="T60">IO</text:span><text:span text:style-name="T64">N</text:span><text:span text:style-name="T65">A</text:span><text:span text:style-name="T59">L</text:span><text:span text:style-name="T66"> </text:span><text:span text:style-name="T10"><text:tab/></text:span></text:p>
      <text:p text:style-name="P24"/>
      <text:p text:style-name="P39"><text:span text:style-name="T123">Grupo Kroton</text:span> (<text:span text:style-name="T123">03</text:span>/20<text:span text:style-name="T123">21</text:span> <text:span text:style-name="T123">atual</text:span>)</text:p>
      <text:p text:style-name="P36"><text:span text:style-name="T40">cargo:</text:span><text:span text:style-name="T114"> </text:span><text:span text:style-name="T38">Docente</text:span></text:p>
      <text:p text:style-name="P36"><text:span text:style-name="T40">função:</text:span><text:span text:style-name="T114"> </text:span><text:span text:style-name="T38">Professor</text:span></text:p>
      <text:p text:style-name="P39"><text:span text:style-name="T124">Responsabilidades Gerais: </text:span><text:span text:style-name="T125">Elaborar, planejar e documentar disciplinas em cursos de graduação de TIC </text:span><text:span text:style-name="T126">na modalidade EaD</text:span><text:span text:style-name="T125">, </text:span><text:span text:style-name="T127">gravar aulas em estúdio,</text:span><text:span text:style-name="T125"> elaborar relatórios, dar suporte a tutores EaD, analisar e dar parecer em questões de provar, elaborar banco de questões.</text:span></text:p>
      <text:p text:style-name="P39"/>
      <text:p text:style-name="P39"><text:span text:style-name="T123">Grupo Marista – Marista Escola Social Ir. Acácio</text:span> (0<text:span text:style-name="T123">3</text:span>/20<text:span text:style-name="T123">20</text:span> a<text:span text:style-name="T123">tual</text:span>)</text:p>
      <text:p text:style-name="P36"><text:span text:style-name="T40">cargo:</text:span><text:span text:style-name="T114"> </text:span><text:span text:style-name="T38">Docente</text:span></text:p>
      <text:p text:style-name="P36"><text:span text:style-name="T40">função:</text:span><text:span text:style-name="T114"> </text:span><text:span text:style-name="T38">Professor</text:span></text:p>
      <text:p text:style-name="P39"><text:span text:style-name="T124">Responsabilidades Gerais: </text:span><text:span text:style-name="T125">Planejar, criar, documentar e aplicar conteúdo de disciplinas eu cursos técnicos concomitantes ao ensino médio de Informática para Internet, redes de computadores e Desenvolvimento de Jogos Digitais. Participar de reuniões, elaborar relatórios, criar banco de questões, avaliar estudantes, alimentar sistemas de informação. </text:span><text:span text:style-name="T128">Organizar eventos </text:span><text:soft-page-break/><text:span text:style-name="T128">tecnológicos na instituição.</text:span></text:p>
      <text:p text:style-name="P39"/>
      <text:p text:style-name="P39"><text:span text:style-name="T123">Serviço Social do Comércio - SESC/PR</text:span> (0<text:span text:style-name="T123">1</text:span>/201<text:span text:style-name="T123">7</text:span> a <text:span text:style-name="T123">02</text:span>/20<text:span text:style-name="T123">20</text:span>)</text:p>
      <text:p text:style-name="P36"><text:span text:style-name="T40">cargo:</text:span><text:span text:style-name="T114"> </text:span><text:span text:style-name="T38">Orientador de Atividades</text:span></text:p>
      <text:p text:style-name="P36"><text:span text:style-name="T40">função:</text:span><text:span text:style-name="T114"> </text:span><text:span text:style-name="T38">Educador</text:span></text:p>
      <text:p text:style-name="P36"><text:span text:style-name="T33">Responsabilidades Gerais: </text:span><text:span text:style-name="T35">Elaborar, planejar, documentar e aplicar cursos de TI e informática em geral, realizar palestras e oficinas, criar relatórios, alimentar sistemas de informação, criar produtos e serviços</text:span><text:span text:style-name="T34">.</text:span></text:p>
      <text:p text:style-name="P13"/>
      <text:p text:style-name="P9"><text:span text:style-name="T43">G</text:span><text:span text:style-name="T40">OVERNO</text:span><text:span text:style-name="T43"> </text:span><text:span text:style-name="T40">DO</text:span><text:span text:style-name="T43"> </text:span><text:span text:style-name="T33">E</text:span><text:span text:style-name="T40">S</text:span><text:span text:style-name="T43">T</text:span><text:span text:style-name="T40">ADO</text:span><text:span text:style-name="T43"> </text:span><text:span text:style-name="T40">DE</text:span><text:span text:style-name="T43"> </text:span><text:span text:style-name="T33">R</text:span><text:span text:style-name="T40">ONDÔ</text:span><text:span text:style-name="T53">N</text:span><text:span text:style-name="T33">I</text:span><text:span text:style-name="T40">A (08/2005 a 01/2016)</text:span></text:p>
      <text:p text:style-name="P11"/>
      <table:table table:name="Table1" table:style-name="Table1">
        <table:table-column table:style-name="Table1.A"/>
        <table:table-column table:style-name="Table1.B"/>
        <table:table-row table:style-name="TableLine94264281407536">
          <table:table-cell table:style-name="TableBox94264281532752" office:value-type="string">
            <text:p text:style-name="P12"><text:span text:style-name="T121">Cargo Inicial: </text:span>Técnico Administrativo</text:p>
          </table:table-cell>
          <table:table-cell table:style-name="TableBox94264281373488" office:value-type="string">
            <text:p text:style-name="P12"><text:span text:style-name="T121">Cargo Final:</text:span> Assessor Especial I</text:p>
          </table:table-cell>
        </table:table-row>
        <table:table-row table:style-name="TableLine94264281409440">
          <table:table-cell table:style-name="TableBox94264281532752" office:value-type="string">
            <text:p text:style-name="P12"><text:span text:style-name="T121">Função: </text:span>Auxiliar de Secretaria</text:p>
          </table:table-cell>
          <table:table-cell table:style-name="TableBox94264281373488" office:value-type="string">
            <text:p text:style-name="P12"><text:span text:style-name="T121">Função:</text:span> Analista de Monitoramento e Avaliação</text:p>
          </table:table-cell>
        </table:table-row>
      </table:table>
      <text:p text:style-name="P11"/>
      <text:p text:style-name="P34"><text:span text:style-name="T110">Responsabilidades Gerais: </text:span><text:span text:style-name="T114">Realizar reuniões com stakeholders, analisar indicadores, elaborar indicadores, criar mecanismos</text:span><text:span text:style-name="T118"> </text:span><text:span text:style-name="T114">de</text:span><text:span text:style-name="T115"> </text:span><text:span text:style-name="T114">controle de qualidade, analisar projetos e prazos, controle de planejamento financeiro, relatórios para</text:span><text:span text:style-name="T115"> </text:span><text:span text:style-name="T114">agentes financiadores, suporte ao usuário, manutenção básica de impressoras e manutenção avançada</text:span><text:span text:style-name="T119"> </text:span><text:span text:style-name="T114">de</text:span><text:span text:style-name="T115"> </text:span><text:span text:style-name="T114">computadores, indicadores de resultado e de desempenho, mapeamento e redesenho de</text:span><text:span text:style-name="T120"> </text:span><text:span text:style-name="T114">processo, </text:span><text:span text:style-name="T117">projetos de sistemas</text:span><text:span text:style-name="T114">.</text:span></text:p>
      <text:p text:style-name="P38"/>
      <text:p text:style-name="P38">INSTITUTO FEDERAL DE RONDÔNIA – IFRO (07/2012 a 12/2014)</text:p>
      <text:p text:style-name="P35"><text:span text:style-name="T40">cargo:</text:span><text:span text:style-name="T114"> Professor pesquisador</text:span></text:p>
      <text:p text:style-name="P35"><text:span text:style-name="T40">função:</text:span><text:span text:style-name="T114"> Professor formador</text:span></text:p>
      <text:p text:style-name="P35"><text:span text:style-name="T110">Responsabilidades Gerais: </text:span><text:span text:style-name="T112">Promover reuniões de alinhamento interna, realizar reuniões em equipe, elaborar plano de curso, elaboração de relatórios periódicos, realizar avaliação dos integrantes dos cursos, dar feedback para os integrantes, manutenção de ambiente virtual de aprendizagem, acompanhar e dar suporte aos cursistas, disponibilizar/elaborar material de apoio e subsídio para estudo, responder dúvidas.</text:span></text:p>
      <text:p text:style-name="P35"/>
      <text:p text:style-name="P37"><text:span text:style-name="T122">MINISTÉRIO DA EDUCAÇÃO</text:span> – FNDE (01/2012 a 12/2012)</text:p>
      <text:p text:style-name="P35"><text:span text:style-name="T40">cargo:</text:span><text:span text:style-name="T114"> Professor pesquisador</text:span></text:p>
      <text:p text:style-name="P35"><text:span text:style-name="T40">função:</text:span><text:span text:style-name="T114"> Professor formador</text:span></text:p>
      <text:p text:style-name="P35"><text:span text:style-name="T111">Responsabilidades Gerais: </text:span><text:span text:style-name="T114">Promover reuniões de alinhamento interna, realizar reuniões em equipe, elaborar plano de curso, executar manutenção da infraestrutura de informática para fins de execução dos planos de aula, elaboração de relatórios periódicos, realizar avaliação dos integrantes dos cursos, dar feedback para os integrantes, fazer o acompanhamento e suporte dos alunos, disponibilizar/elaborar material de apoio e subsídio para estudo.</text:span></text:p>
      <text:p text:style-name="P35"/>
      <text:p text:style-name="P37">CONSELHO NACIONAL DE DESENVOLVIMENTO CIENTÍFICO E TECNOLÓGICO – CNPq</text:p>
      <text:p text:style-name="P35"><text:span text:style-name="T40">cargo/Função:</text:span><text:span text:style-name="T114"> </text:span><text:span text:style-name="T116">Coordenador de unidade</text:span></text:p>
      <text:p text:style-name="P35"><text:span text:style-name="T111">Responsabilidades Gerais: </text:span><text:span text:style-name="T112">Planejamento, cursos e atividades desenvolvidas </text:span><text:span text:style-name="T113">no projeto Casa Brasil</text:span><text:span text:style-name="T112">. Coordenar equipe, captar cursos, formações e realizar eventos, manutenção de infraestrutura de TI, ministrar cursos como: Informática básica e curso de rádio e TV com foco na </text:span><text:soft-page-break/><text:span text:style-name="T112">formação integral de novos comunicadores, elaboração de relatórios periódicos, reuniões de formação de colaboradores, mediação de conflitos, alocação de equipe, comunicação em redes sociais e blog, articulação e captação de recursos, promoção e implantação de modelo autossustentável do projeto.</text:span></text:p>
      <text:p text:style-name="P27"/>
      <text:p text:style-name="P28"/>
      <text:p text:style-name="P16"><text:span text:style-name="T60">I</text:span><text:span text:style-name="T59">D</text:span><text:span text:style-name="T60">IO</text:span><text:span text:style-name="T64">M</text:span><text:span text:style-name="T59">A</text:span><text:span text:style-name="T62"> </text:span><text:span text:style-name="T10"><text:tab/></text:span></text:p>
      <text:p text:style-name="P30"/>
      <text:p text:style-name="P2"/>
      <text:p text:style-name="P32"><text:span text:style-name="T14">I</text:span><text:span text:style-name="T19">n</text:span><text:span text:style-name="T22">g</text:span><text:span text:style-name="T14">l</text:span><text:span text:style-name="T19">ê</text:span><text:span text:style-name="T14">s –</text:span><text:span text:style-name="T72"> </text:span><text:span text:style-name="T73">A</text:span><text:span text:style-name="T74">v</text:span><text:span text:style-name="T19">an</text:span><text:span text:style-name="T25">ç</text:span><text:span text:style-name="T19">a</text:span><text:span text:style-name="T22">d</text:span><text:span text:style-name="T14">o</text:span><text:span text:style-name="T19"> </text:span></text:p>
      <text:p text:style-name="P32"><text:span text:style-name="T14">Es</text:span><text:span text:style-name="T22">p</text:span><text:span text:style-name="T19">a</text:span><text:span text:style-name="T22">n</text:span><text:span text:style-name="T19">ho</text:span><text:span text:style-name="T14">l –</text:span><text:span text:style-name="T22"> </text:span><text:span text:style-name="T14">I</text:span><text:span text:style-name="T22">n</text:span><text:span text:style-name="T14">t</text:span><text:span text:style-name="T19">e</text:span><text:span text:style-name="T22">rm</text:span><text:span text:style-name="T19">ed</text:span><text:span text:style-name="T14">i</text:span><text:span text:style-name="T19">á</text:span><text:span text:style-name="T22">r</text:span><text:span text:style-name="T14">io</text:span></text:p>
      <text:p text:style-name="P29"/>
      <text:p text:style-name="P10"><text:span text:style-name="T59">C</text:span><text:span text:style-name="T60">U</text:span><text:span text:style-name="T59">RS</text:span><text:span text:style-name="T60">O</text:span><text:span text:style-name="T59">S</text:span><text:span text:style-name="T67"> </text:span><text:span text:style-name="T59">C</text:span><text:span text:style-name="T68">O</text:span><text:span text:style-name="T69">M</text:span><text:span text:style-name="T59">P</text:span><text:span text:style-name="T60">L</text:span><text:span text:style-name="T70">E</text:span><text:span text:style-name="T69">M</text:span><text:span text:style-name="T59">E</text:span><text:span text:style-name="T69">N</text:span><text:span text:style-name="T65">T</text:span><text:span text:style-name="T71">A</text:span><text:span text:style-name="T69">R</text:span><text:span text:style-name="T59">ES</text:span><text:span text:style-name="T10"><text:tab/></text:span></text:p>
      <text:p text:style-name="P30"/>
      <text:p text:style-name="P43"><text:span text:style-name="T19">L</text:span><text:span text:style-name="T14">i</text:span><text:span text:style-name="T22">n</text:span><text:span text:style-name="T76">u</text:span><text:span text:style-name="T14">x</text:span><text:span text:style-name="T25"> </text:span><text:span text:style-name="T14">F</text:span><text:span text:style-name="T22">u</text:span><text:span text:style-name="T19">n</text:span><text:span text:style-name="T22">d</text:span><text:span text:style-name="T19">a</text:span><text:span text:style-name="T22">m</text:span><text:span text:style-name="T19">en</text:span><text:span text:style-name="T25">t</text:span><text:span text:style-name="T19">a</text:span><text:span text:style-name="T14">ls </text:span><text:span text:style-name="T15">| </text:span><text:span text:style-name="T19">L</text:span><text:span text:style-name="T14">i</text:span><text:span text:style-name="T22">n</text:span><text:span text:style-name="T76">u</text:span><text:span text:style-name="T14">x</text:span><text:span text:style-name="T25"> </text:span><text:span text:style-name="T22">S</text:span><text:span text:style-name="T19">e</text:span><text:span text:style-name="T14">c</text:span><text:span text:style-name="T19">u</text:span><text:span text:style-name="T22">r</text:span><text:span text:style-name="T14">ity </text:span><text:span text:style-name="T22">S</text:span><text:span text:style-name="T19">er</text:span><text:span text:style-name="T25">v</text:span><text:span text:style-name="T19">e</text:span><text:span text:style-name="T22">r</text:span><text:span text:style-name="T14">s </text:span><text:span text:style-name="T15">| </text:span><text:span text:style-name="T19">L</text:span><text:span text:style-name="T14">i</text:span><text:span text:style-name="T22">n</text:span><text:span text:style-name="T76">u</text:span><text:span text:style-name="T14">x</text:span><text:span text:style-name="T25"> </text:span><text:span text:style-name="T22">S</text:span><text:span text:style-name="T19">e</text:span><text:span text:style-name="T14">c</text:span><text:span text:style-name="T19">u</text:span><text:span text:style-name="T22">r</text:span><text:span text:style-name="T14">ity S</text:span><text:span text:style-name="T25">y</text:span><text:span text:style-name="T14">sA</text:span><text:span text:style-name="T22">d</text:span><text:span text:style-name="T19">m</text:span><text:span text:style-name="T14">in</text:span></text:p>
      <text:p text:style-name="P21"><text:span text:style-name="T20">4</text:span><text:span text:style-name="T77">Lin</text:span><text:span text:style-name="T26">u</text:span><text:span text:style-name="T77">x</text:span><text:span text:style-name="T20"> </text:span><text:span text:style-name="T77">Open</text:span><text:span text:style-name="T26"> </text:span><text:span text:style-name="T77">So</text:span><text:span text:style-name="T23">f</text:span><text:span text:style-name="T18">t</text:span><text:span text:style-name="T78">w</text:span><text:span text:style-name="T23">a</text:span><text:span text:style-name="T77">re</text:span><text:span text:style-name="T20"> </text:span><text:span text:style-name="T23">S</text:span><text:span text:style-name="T77">p</text:span><text:span text:style-name="T23">e</text:span><text:span text:style-name="T20">c</text:span><text:span text:style-name="T77">i</text:span><text:span text:style-name="T20">a</text:span><text:span text:style-name="T26">l</text:span><text:span text:style-name="T77">i</text:span><text:span text:style-name="T20">s</text:span><text:span text:style-name="T23">t</text:span><text:span text:style-name="T77">,</text:span><text:span text:style-name="T20"> </text:span><text:span text:style-name="T23">4</text:span><text:span text:style-name="T77">LINUX,</text:span><text:span text:style-name="T20"> </text:span><text:span text:style-name="T77">Br</text:span><text:span text:style-name="T23">a</text:span><text:span text:style-name="T20">s</text:span><text:span text:style-name="T77">il</text:span></text:p>
      <text:p text:style-name="P19"><text:span text:style-name="T21">2</text:span><text:span text:style-name="T24">0</text:span><text:span text:style-name="T21">1</text:span><text:span text:style-name="T79">4</text:span></text:p>
      <text:p text:style-name="P30"/>
      <table:table table:name="Table2" table:style-name="Table2">
        <table:table-column table:style-name="Table2.A"/>
        <table:table-column table:style-name="Table2.B"/>
        <table:table-row table:style-name="TableLine94264281355472">
          <table:table-cell table:style-name="TableBox94264281567360" office:value-type="string">
            <text:p text:style-name="P14"><text:span text:style-name="T19">L</text:span><text:span text:style-name="T14">i</text:span><text:span text:style-name="T22">d</text:span><text:span text:style-name="T19">e</text:span><text:span text:style-name="T22">r</text:span><text:span text:style-name="T19">an</text:span><text:span text:style-name="T25">ç</text:span><text:span text:style-name="T19">a</text:span><text:span text:style-name="T14">,</text:span><text:span text:style-name="T19"> </text:span><text:span text:style-name="T22">g</text:span><text:span text:style-name="T19">e</text:span><text:span text:style-name="T14">s</text:span><text:span text:style-name="T25">t</text:span><text:span text:style-name="T19">ã</text:span><text:span text:style-name="T14">o</text:span><text:span text:style-name="T19"> </text:span><text:span text:style-name="T14">e</text:span><text:span text:style-name="T22"> </text:span><text:span text:style-name="T14">c</text:span><text:span text:style-name="T22">o</text:span><text:span text:style-name="T19">m</text:span><text:span text:style-name="T22">p</text:span><text:span text:style-name="T19">e</text:span><text:span text:style-name="T14">titivi</text:span><text:span text:style-name="T19">d</text:span><text:span text:style-name="T22">a</text:span><text:span text:style-name="T19">d</text:span><text:span text:style-name="T14">e</text:span></text:p>
            <text:p text:style-name="P20"><text:span text:style-name="T77">C</text:span><text:span text:style-name="T20">e</text:span><text:span text:style-name="T77">n</text:span><text:span text:style-name="T23">t</text:span><text:span text:style-name="T77">ro de</text:span><text:span text:style-name="T20"> </text:span><text:span text:style-name="T77">Li</text:span><text:span text:style-name="T26">d</text:span><text:span text:style-name="T20">e</text:span><text:span text:style-name="T77">r</text:span><text:span text:style-name="T20">a</text:span><text:span text:style-name="T26">n</text:span><text:span text:style-name="T20">ç</text:span><text:span text:style-name="T77">a</text:span><text:span text:style-name="T20"> </text:span><text:span text:style-name="T23">P</text:span><text:span text:style-name="T77">úbli</text:span><text:span text:style-name="T23">c</text:span><text:span text:style-name="T20">a</text:span><text:span text:style-name="T77">,</text:span><text:span text:style-name="T20"> </text:span><text:span text:style-name="T77">CL</text:span><text:span text:style-name="T80">P</text:span><text:span text:style-name="T77">,</text:span><text:span text:style-name="T81"> </text:span><text:span text:style-name="T77">Br</text:span><text:span text:style-name="T20">a</text:span><text:span text:style-name="T23">s</text:span><text:span text:style-name="T77">il</text:span></text:p>
            <text:p text:style-name="P20"><text:span text:style-name="T21">2</text:span><text:span text:style-name="T24">0</text:span><text:span text:style-name="T21">1</text:span><text:span text:style-name="T79">2</text:span></text:p>
          </table:table-cell>
          <table:table-cell table:style-name="TableBox94264281577072" office:value-type="string">
            <text:p text:style-name="P14"><text:span text:style-name="T22">M</text:span><text:span text:style-name="T19">on</text:span><text:span text:style-name="T25">t</text:span><text:span text:style-name="T19">a</text:span><text:span text:style-name="T22">g</text:span><text:span text:style-name="T19">e</text:span><text:span text:style-name="T14">m e</text:span><text:span text:style-name="T19"> </text:span><text:span text:style-name="T22">Ma</text:span><text:span text:style-name="T19">nu</text:span><text:span text:style-name="T25">t</text:span><text:span text:style-name="T19">en</text:span><text:span text:style-name="T25">ç</text:span><text:span text:style-name="T19">ã</text:span><text:span text:style-name="T14">o</text:span><text:span text:style-name="T19"> </text:span><text:span text:style-name="T22">d</text:span><text:span text:style-name="T14">e</text:span><text:span text:style-name="T19"> </text:span><text:span text:style-name="T25">C</text:span><text:span text:style-name="T19">o</text:span><text:span text:style-name="T22">m</text:span><text:span text:style-name="T19">pu</text:span><text:span text:style-name="T25">t</text:span><text:span text:style-name="T19">ado</text:span><text:span text:style-name="T17">r</text:span><text:span text:style-name="T19">e</text:span><text:span text:style-name="T14">s</text:span></text:p>
            <text:p text:style-name="P20"><text:span text:style-name="T77">SE</text:span><text:span text:style-name="T20">N</text:span><text:span text:style-name="T75">A</text:span><text:span text:style-name="T77">I</text:span></text:p>
            <text:p text:style-name="P20"><text:span text:style-name="T21">2</text:span><text:span text:style-name="T24">0</text:span><text:span text:style-name="T21">0</text:span><text:span text:style-name="T79">5</text:span></text:p>
          </table:table-cell>
        </table:table-row>
      </table:table>
      <text:p text:style-name="P2"/>
      <text:p text:style-name="P46"/>
      <text:p text:style-name="P48"/>
      <text:p text:style-name="P17"><text:span text:style-name="T109">OUTRAS INFORMAÇÕES</text:span><text:span text:style-name="T10"><text:tab/></text:span></text:p>
      <text:p text:style-name="P31"/>
      <text:p text:style-name="P3"/>
      <text:p text:style-name="P49">Atualmente é aluno não regular na disciplina de Robótica Inteligente e Autônoma no programa de pós-graduação no Departamento de Informática da Universidade Estadual de Maringá a nível de doutorado.</text:p>
      <text:p text:style-name="P50">Voluntário na comunidade de Software Livre Curitiba Livre na equipe de tradução.</text:p>
      <text:p text:style-name="P50">Usuário de Software livre GNU/Linux Debian.</text:p>
      <text:p text:style-name="P50">Voluntário na elaboração de projetos para captação de recursos e na organização do programa de voluntariado na Cáritas – Arquidiocese de Londrina no período de 2016-2017.</text:p>
      <text:p text:style-name="P51"/>
      <text:p text:style-name="P18"><text:span text:style-name="T109">PRETENÇÕES FUTURAS</text:span><text:span text:style-name="T10"><text:tab/></text:span></text:p>
      <text:p text:style-name="P31"/>
      <text:p text:style-name="P3"/>
      <text:p text:style-name="P44"><text:span text:style-name="T129">A</text:span>lcançar <text:span text:style-name="T129">as </text:span>certificações: CEH, CHFI, LPI, RHCSA, ITIL4 e Cob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76cm" fo:margin-right="0cm" fo:margin-top="0.069cm" fo:margin-bottom="0cm" style:contextual-spacing="false" fo:line-height="120%" fo:orphans="0" fo:widows="0" fo:text-indent="0cm" style:auto-text-indent="false"/>
      <style:text-properties style:font-name="Arial1" fo:font-family="Arial" style:font-family-generic="roman" style:font-pitch="variable" fo:font-size="9pt" style:font-name-asian="Arial2" style:font-family-asian="Arial"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Header_20_and_20_Footer" style:display-name="Header and Foot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har" style:display-name="Título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har" style:display-name="Título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har" style:display-name="Título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har" style:display-name="Título 6 Char" style:family="text" style:parent-style-name="Default_20_Paragraph_20_Font">
      <style:text-properties fo:font-size="11pt" fo:font-weight="bold" style:font-size-asian="11pt" style:font-weight-asian="bold" style:font-size-complex="11pt" style:font-weight-complex="bold"/>
    </style:style>
    <style:style style:name="Título_20_7_20_Char" style:display-name="Título 7 Ch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har" style:display-name="Título 8 Ch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har" style:display-name="Título 9 Ch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rpo_20_de_20_texto_20_Char" style:display-name="Corpo de texto Char" style:family="text" style:parent-style-name="Default_20_Paragraph_20_Font">
      <style:text-properties style:font-name="Arial1" fo:font-family="Arial" style:font-family-generic="roman" style:font-pitch="variable" fo:font-size="9pt" style:font-name-asian="Arial2" style:font-family-asian="Arial"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035cm" fo:margin-right="-0.042cm" fo:line-height="0.318cm" fo:text-align="end" style:justify-single-word="false" fo:text-indent="0cm" style:auto-text-indent="false"/>
      <style:text-properties fo:font-size="2pt" officeooo:rsid="001bd051" officeooo:paragraph-rsid="001bd051" style:font-size-asian="1.75pt" style:font-size-complex="2pt"/>
    </style:style>
    <style:style style:name="MT1" style:family="text">
      <style:text-properties fo:color="#666666" loext:opacity="100%" style:font-name="Arial1" fo:font-size="8pt" fo:letter-spacing="-0.004cm" style:font-name-asian="Arial2" style:font-size-asian="8pt" style:font-name-complex="Arial2" style:font-size-complex="8pt"/>
    </style:style>
    <style:style style:name="MT2" style:family="text">
      <style:text-properties fo:color="#666666" loext:opacity="100%" style:font-name="Arial1" fo:font-size="8pt" fo:letter-spacing="0.002cm" style:font-name-asian="Arial2" style:font-size-asian="8pt" style:font-name-complex="Arial2" style:font-size-complex="8pt"/>
    </style:style>
    <style:style style:name="MT3" style:family="text">
      <style:text-properties fo:color="#666666" loext:opacity="100%" style:font-name="Arial1" fo:font-size="8pt" fo:letter-spacing="-0.002cm" style:font-name-asian="Arial2" style:font-size-asian="8pt" style:font-name-complex="Arial2" style:font-size-complex="8pt"/>
    </style:style>
    <style:style style:name="MT4" style:family="text">
      <style:text-properties fo:color="#666666" loext:opacity="100%" style:font-name="Arial1" fo:font-size="8pt" style:font-name-asian="Arial2" style:font-size-asian="8pt" style:font-name-complex="Arial2" style:font-size-complex="8pt"/>
    </style:style>
    <style:style style:name="MT5" style:family="text">
      <style:text-properties fo:color="#666666" loext:opacity="100%" style:font-name="Arial1" fo:font-size="8pt" fo:letter-spacing="-0.005cm" style:font-name-asian="Arial2" style:font-size-asian="8pt" style:font-name-complex="Arial2" style:font-size-complex="8pt"/>
    </style:style>
    <style:style style:name="MT6" style:family="text">
      <style:text-properties fo:color="#666666" loext:opacity="100%" style:font-name="Arial1" fo:font-size="8pt" fo:letter-spacing="0.004cm" style:font-name-asian="Arial2" style:font-size-asian="8pt" style:font-name-complex="Arial2" style:font-size-complex="8pt"/>
    </style:style>
    <style:style style:name="MT7" style:family="text">
      <style:text-properties fo:color="#666666" loext:opacity="100%" style:font-name="Arial1" fo:font-size="8pt" fo:letter-spacing="0.002cm" officeooo:rsid="002dcefe" style:font-name-asian="Arial2" style:font-size-asian="8pt" style:font-name-complex="Arial2" style:font-size-complex="8pt"/>
    </style:style>
    <style:style style:name="MT8" style:family="text">
      <style:text-properties fo:color="#666666" loext:opacity="100%" style:font-name="Arial1" fo:font-size="8pt" fo:letter-spacing="0.002cm" officeooo:rsid="0027db8d" style:font-name-asian="Arial2" style:font-size-asian="8pt" style:font-name-complex="Arial2" style:font-size-complex="8pt"/>
    </style:style>
    <style:page-layout style:name="Mpm1">
      <style:page-layout-properties fo:page-width="21.001cm" fo:page-height="29.7cm" style:num-format="1" style:print-orientation="portrait" fo:margin-top="1.341cm" fo:margin-bottom="2.745cm" fo:margin-left="1.799cm" fo:margin-right="1.799cm" style:writing-mode="lr-tb" style:layout-grid-color="#c0c0c0" style:layout-grid-lines="2786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C</text:span><text:span text:style-name="MT2">u</text:span><text:span text:style-name="MT3">r</text:span><text:span text:style-name="MT2">r</text:span><text:span text:style-name="MT4">ic</text:span><text:span text:style-name="MT3">u</text:span><text:span text:style-name="MT4">lo</text:span><text:span text:style-name="MT2"> </text:span><text:span text:style-name="MT4">–</text:span><text:span text:style-name="MT2"> a</text:span><text:span text:style-name="MT5">t</text:span><text:span text:style-name="MT2">u</text:span><text:span text:style-name="MT3">a</text:span><text:span text:style-name="MT4">l</text:span><text:span text:style-name="MT6">i</text:span><text:span text:style-name="MT1">z</text:span><text:span text:style-name="MT3">a</text:span><text:span text:style-name="MT2">d</text:span><text:span text:style-name="MT4">o</text:span><text:span text:style-name="MT2"> </text:span><text:span text:style-name="MT3">e</text:span><text:span text:style-name="MT4">m </text:span><text:span text:style-name="MT7">26</text:span><text:span text:style-name="MT5">/</text:span><text:span text:style-name="MT2">0</text:span><text:span text:style-name="MT7">8</text:span><text:span text:style-name="MT5">/</text:span><text:span text:style-name="MT2">2</text:span><text:span text:style-name="MT3">0</text:span><text:span text:style-name="MT8">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spaço Orientar</meta:initial-creator>
    <meta:editing-cycles>27</meta:editing-cycles>
    <meta:creation-date>2016-03-22T14:34:00</meta:creation-date>
    <dc:date>2021-08-26T10:07:25.811343914</dc:date>
    <meta:editing-duration>PT1H42M31S</meta:editing-duration>
    <meta:generator>LibreOffice/7.0.4.2$Linux_X86_64 LibreOffice_project/00$Build-2</meta:generator>
    <meta:document-statistic meta:table-count="2" meta:image-count="0" meta:object-count="0" meta:page-count="3" meta:paragraph-count="66" meta:word-count="751" meta:character-count="5644" meta:non-whitespace-character-count="49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